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01900000018EA7C42736AD9039B.png" manifest:media-type="image/png"/>
  <manifest:file-entry manifest:full-path="Pictures/1000035E000002950000027BD5FB5A1C87E66176.svg" manifest:media-type="image/svg+xml"/>
  <manifest:file-entry manifest:full-path="Pictures/10000001000000F4000000F4149C4C24B0B437C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00000" draw:textarea-horizontal-align="center" draw:textarea-vertical-align="middle" fo:min-height="1.081cm" draw:shadow="hidden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solid" draw:fill-color="#000000"/>
      <style:paragraph-properties fo:text-align="center"/>
      <style:text-properties style:font-name="Arial Rounded MT Bold" fo:font-size="2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path draw:style-name="gr1" draw:text-style-name="P1" draw:layer="layout" svg:width="0.396cm" svg:height="0.42cm" svg:x="2.288cm" svg:y="11.195cm" svg:viewBox="0 0 397 421" svg:d="M284 363c-25 19-49 34-73 43-23 10-49 15-78 15-27 0-50-5-70-16-20-10-36-24-47-42s-16-38-16-59c0-28 9-52 27-72s43-33 74-40c7-2 23-5 49-10 26-6 48-11 67-15 18-4 38-10 60-16-1-27-7-47-16-60-10-13-30-19-61-19-26 0-46 4-59 11s-25 18-34 33c-10 14-16 24-20 29-4 4-13 7-26 7-11 0-21-4-30-11-8-8-12-17-12-29 0-18 6-36 19-53s33-31 60-42c28-11 62-17 102-17 46 0 81 5 107 16 27 11 45 28 56 51 10 23 16 54 16 92 0 25 0 45 0 62-1 17-1 36-1 56s3 40 10 61c6 21 9 35 9 41 0 11-5 20-15 29s-21 13-34 13c-10 0-21-5-31-15-11-10-22-25-33-43zM277 213c-15 6-37 11-66 18-29 6-49 10-60 13s-22 9-32 17c-10 9-15 20-15 36 0 15 6 29 18 40s27 16 46 16c21 0 40-4 57-13s30-21 38-35c9-16 14-41 14-77z">
            <text:p/>
          </draw:path>
          <draw:path draw:style-name="gr1" draw:text-style-name="P1" draw:layer="layout" svg:width="0.367cm" svg:height="0.419cm" svg:x="2.769cm" svg:y="11.196cm" svg:viewBox="0 0 368 420" svg:d="M97 57v13c18-24 38-42 59-53 22-11 47-17 75-17 27 0 51 6 73 18 21 12 37 29 48 50 7 13 11 26 13 41s3 33 3 56v192c0 21-5 37-14 47-10 11-22 16-37 16-16 0-28-5-38-16-9-11-14-27-14-47v-172c0-34-5-60-14-78-10-18-29-27-57-27-18 0-35 5-50 16s-26 26-33 46c-5 15-8 44-8 86v129c0 21-5 37-15 47-9 11-22 16-37 16s-27-5-37-16c-9-11-14-27-14-47v-298c0-20 4-35 13-44 8-10 20-15 35-15 9 0 17 2 24 6 8 5 14 11 18 20 4 8 7 19 7 31z">
            <text:p/>
          </draw:path>
          <draw:path draw:style-name="gr1" draw:text-style-name="P1" draw:layer="layout" svg:width="0.278cm" svg:height="0.56cm" svg:x="3.2cm" svg:y="11.055cm" svg:viewBox="0 0 279 561" svg:d="M48 150h11v-62c0-17 1-30 2-40 1-9 3-17 7-24s10-13 18-17c7-5 15-7 25-7 13 0 25 5 35 15 7 6 12 14 14 24 2 9 2 23 2 40v71h38c15 0 26 3 34 10s11 16 11 27c0 14-5 24-16 30-11 5-27 8-47 8h-20v190c0 16 1 28 2 37 1 8 4 15 9 21 5 5 13 8 24 8 6 0 15-1 25-3s18-3 24-3c9 0 16 3 23 10 6 6 10 15 10 24 0 17-9 30-27 39-19 9-45 13-79 13-32 0-57-5-73-16-17-11-28-26-33-45s-8-45-8-77v-198h-13c-15 0-26-4-34-11s-12-16-12-27 4-20 12-27c9-7 20-10 36-10z">
            <text:p/>
          </draw:path>
          <draw:path draw:style-name="gr1" draw:text-style-name="P1" draw:layer="layout" svg:width="0.23cm" svg:height="0.09cm" svg:x="3.478cm" svg:y="11.36cm" svg:viewBox="0 0 231 91" svg:d="M175 91h-119c-19 0-32-4-42-13-9-8-14-19-14-32 0-14 5-25 14-33 9-9 23-13 42-13h119c19 0 33 4 42 13 9 8 14 19 14 33 0 13-5 24-14 32-9 9-23 13-42 13z">
            <text:p/>
          </draw:path>
          <draw:path draw:style-name="gr1" draw:text-style-name="P1" draw:layer="layout" svg:width="0.102cm" svg:height="0.573cm" svg:x="3.776cm" svg:y="11.042cm" svg:viewBox="0 0 103 574" svg:d="M0 511v-448c0-21 5-37 14-47 9-11 21-16 37-16s28 5 38 16c9 10 14 26 14 47v448c0 21-5 37-15 47-9 11-22 16-37 16s-27-5-37-16c-9-11-14-27-14-47z">
            <text:p/>
          </draw:path>
          <draw:path draw:style-name="gr1" draw:text-style-name="P1" draw:layer="layout" svg:width="0.396cm" svg:height="0.42cm" svg:x="3.964cm" svg:y="11.195cm" svg:viewBox="0 0 397 421" svg:d="M284 363c-25 19-49 34-73 43-23 10-49 15-78 15-27 0-50-5-70-16-20-10-36-24-47-42s-16-38-16-59c0-28 9-52 27-72s43-33 74-40c7-2 23-5 49-10 26-6 48-11 67-15 18-4 38-10 60-16-1-27-7-47-16-60-10-13-30-19-61-19-26 0-46 4-59 11s-25 18-34 33c-10 14-16 24-20 29-4 4-13 7-26 7-11 0-21-4-30-11-8-8-12-17-12-29 0-18 6-36 19-53s33-31 60-42c28-11 62-17 102-17 46 0 81 5 107 16 27 11 45 28 56 51 10 23 16 54 16 92 0 25 0 45 0 62-1 17-1 36-1 56s3 40 10 61c6 21 9 35 9 41 0 11-5 20-15 29s-21 13-34 13c-10 0-21-5-31-15-11-10-22-25-33-43zM277 213c-15 6-37 11-66 18-29 6-49 10-60 13s-22 9-32 17c-10 9-15 20-15 36 0 15 6 29 18 40s27 16 46 16c21 0 40-4 57-13s30-21 38-35c9-16 14-41 14-77z">
            <text:p/>
          </draw:path>
          <draw:path draw:style-name="gr1" draw:text-style-name="P1" draw:layer="layout" svg:width="0.404cm" svg:height="0.573cm" svg:x="4.432cm" svg:y="11.042cm" svg:viewBox="0 0 405 574" svg:d="M98 59v159c19-20 39-36 60-47 20-11 45-16 75-16 34 0 64 8 90 24 26 17 46 40 61 71 14 31 21 68 21 110 0 31-4 60-12 86s-19 49-35 68c-15 19-33 34-55 44-22 11-45 16-71 16-16 0-31-2-45-6-14-3-26-8-36-15-10-6-19-12-25-19-7-6-17-16-28-29v10c0 19-5 34-14 44s-21 15-36 15c-14 0-26-5-35-15s-13-25-13-44v-451c0-21 4-37 13-48 8-11 20-16 35-16 16 0 28 5 37 15 9 11 13 25 13 44zM103 367c0 41 9 72 28 94s44 33 74 33c26 0 49-11 68-34 19-22 28-54 28-96 0-28-4-51-12-71-8-19-19-34-33-45-15-11-31-16-51-16-19 0-37 5-52 16-16 11-28 26-37 46-9 21-13 45-13 73z">
            <text:p/>
          </draw:path>
          <draw:path draw:style-name="gr1" draw:text-style-name="P1" draw:layer="layout" svg:width="0.113cm" svg:height="0.113cm" svg:x="4.879cm" svg:y="11.502cm" svg:viewBox="0 0 114 114" svg:d="M58 114c-16 0-30-5-41-15s-17-24-17-43c0-15 5-28 16-39s25-17 40-17c16 0 30 5 41 16s17 25 17 40c0 18-6 32-17 43-11 10-24 15-39 15z">
            <text:p/>
          </draw:path>
          <draw:path draw:style-name="gr1" draw:text-style-name="P1" draw:layer="layout" svg:width="0.591cm" svg:height="0.419cm" svg:x="5.106cm" svg:y="11.196cm" svg:viewBox="0 0 592 420" svg:d="M351 218v137c0 21-5 38-15 49-10 10-23 16-39 16s-29-6-38-16c-10-11-15-28-15-49v-165c0-26-1-46-3-60-1-14-6-26-14-35-8-10-20-14-37-14-34 0-56 11-67 35-11 23-16 56-16 99v140c0 21-5 37-15 48-9 11-22 17-38 17s-29-6-39-17-15-27-15-48v-296c0-19 5-34 14-44s20-15 35-15c14 0 26 5 36 14 9 10 14 23 14 39v10c18-21 37-37 58-47 20-10 43-15 68-15 26 0 48 5 67 15 19 11 34 26 46 47 18-21 36-37 56-47s42-15 66-15c28 0 53 5 73 16 20 12 36 27 46 48 9 19 13 48 13 88v202c0 21-5 38-15 49-10 10-23 16-39 16-15 0-28-6-38-17s-15-27-15-48v-174c0-22-1-40-3-53s-7-25-15-34-21-13-38-13c-13 0-26 4-38 12s-22 19-29 32c-7 18-11 48-11 93z">
            <text:p/>
          </draw:path>
          <draw:path draw:style-name="gr1" draw:text-style-name="P1" draw:layer="layout" svg:width="0.102cm" svg:height="0.568cm" svg:x="5.799cm" svg:y="11.047cm" svg:viewBox="0 0 103 569" svg:d="M103 208v298c0 21-5 37-15 47-10 11-22 16-37 16s-27-5-37-16c-9-11-14-27-14-47v-295c0-21 5-36 14-46 10-11 22-16 37-16s27 5 37 16c10 10 15 24 15 43zM52 101c-14 0-27-4-37-13s-15-22-15-38c0-14 5-26 16-36 10-9 22-14 36-14 13 0 25 4 36 13 10 8 15 21 15 37s-5 29-15 38-22 13-36 13z">
            <text:p/>
          </draw:path>
          <draw:path draw:style-name="gr1" draw:text-style-name="P1" draw:layer="layout" svg:width="0.404cm" svg:height="0.573cm" svg:x="6.008cm" svg:y="11.196cm" svg:viewBox="0 0 405 574" svg:d="M98 58v13c19-24 40-42 61-53 21-12 45-17 71-17 32 0 61 8 88 24 27 17 48 41 64 72 15 32 23 69 23 112 0 32-4 61-13 88-9 26-22 49-37 67-16 18-35 31-56 41s-44 15-69 15c-30 0-54-6-75-18-20-12-39-29-57-52v155c0 46-17 69-50 69-19 0-32-6-38-18-7-12-10-29-10-51v-446c0-20 4-35 13-44 9-10 20-15 35-15s27 5 36 15 14 25 14 43zM301 208c0-27-4-50-13-70-8-19-19-34-34-45-15-10-31-15-49-15-29 0-53 11-73 33-19 23-29 56-29 99 0 41 10 73 29 96 20 22 44 34 73 34 17 0 33-5 47-15 15-10 27-25 36-45s13-44 13-72z">
            <text:p/>
          </draw:path>
          <draw:path draw:style-name="gr1" draw:text-style-name="P1" draw:layer="layout" svg:width="0.278cm" svg:height="0.56cm" svg:x="6.452cm" svg:y="11.055cm" svg:viewBox="0 0 279 561" svg:d="M48 150h11v-62c0-17 1-30 2-40 1-9 3-17 7-24s10-13 18-17c7-5 15-7 25-7 13 0 25 5 35 15 7 6 12 14 14 24 2 9 2 23 2 40v71h38c15 0 26 3 34 10s11 16 11 27c0 14-5 24-16 30-11 5-27 8-47 8h-20v190c0 16 1 28 2 37 1 8 4 15 9 21 5 5 13 8 24 8 6 0 15-1 25-3s18-3 24-3c9 0 16 3 23 10 6 6 10 15 10 24 0 17-9 30-27 39-19 9-45 13-79 13-32 0-57-5-73-16-17-11-28-26-33-45s-8-45-8-77v-198h-13c-15 0-26-4-34-11s-12-16-12-27 4-20 12-27c9-7 20-10 36-10z">
            <text:p/>
          </draw:path>
          <draw:path draw:style-name="gr1" draw:text-style-name="P1" draw:layer="layout" svg:width="0.113cm" svg:height="0.113cm" svg:x="6.779cm" svg:y="11.502cm" svg:viewBox="0 0 114 114" svg:d="M58 114c-16 0-30-5-41-15s-17-24-17-43c0-15 5-28 16-39s25-17 40-17c16 0 30 5 41 16s17 25 17 40c0 18-6 32-17 43-11 10-24 15-39 15z">
            <text:p/>
          </draw:path>
          <draw:path draw:style-name="gr1" draw:text-style-name="P1" draw:layer="layout" svg:width="0.283cm" svg:height="0.419cm" svg:x="7.009cm" svg:y="11.196cm" svg:viewBox="0 0 284 420" svg:d="M103 271v86c0 21-5 37-15 47-10 11-22 16-37 16s-27-5-37-16c-9-10-14-26-14-47v-287c0-47 17-70 50-70 17 0 30 5 37 16 8 11 12 27 13 48 12-21 25-37 38-48s30-16 52-16c21 0 43 5 63 16 21 11 31 26 31 43 0 13-5 23-13 32-9 8-18 12-29 12-3 0-13-2-27-7-15-5-27-7-38-7-16 0-28 4-38 12-9 8-17 20-22 35-5 16-9 35-11 56-2 22-3 48-3 79z">
            <text:p/>
          </draw:path>
          <draw:path draw:style-name="gr1" draw:text-style-name="P1" draw:layer="layout" svg:width="0.367cm" svg:height="0.42cm" svg:x="7.328cm" svg:y="11.196cm" svg:viewBox="0 0 368 421" svg:d="M271 362v-13c-12 16-25 29-39 40-13 10-28 18-44 23-17 5-35 8-56 8-25 0-47-5-67-16-20-10-35-24-46-42-13-22-19-54-19-95v-205c0-21 5-36 14-47 9-10 22-15 37-15 16 0 28 5 38 16 9 10 14 25 14 46v165c0 24 2 45 6 61s11 29 22 38c10 9 24 14 42 14s34-5 50-16c15-10 26-23 33-40 6-15 9-47 9-96v-126c0-21 5-36 14-46 10-11 22-16 38-16 15 0 28 5 37 15 9 11 14 26 14 47v300c0 19-4 34-13 44s-21 15-35 15-26-5-35-16c-9-10-14-24-14-43z">
            <text:p/>
          </draw:path>
        </draw:g>
        <draw:frame draw:style-name="gr2" draw:text-style-name="P2" draw:layer="layout" svg:width="2cm" svg:height="1.92cm" svg:x="4cm" svg:y="4.04cm">
          <draw:image xlink:href="Pictures/1000035E000002950000027BD5FB5A1C87E66176.svg" xlink:type="simple" xlink:show="embed" xlink:actuate="onLoad" draw:mime-type="image/svg+xml">
            <text:p/>
          </draw:image>
          <draw:image xlink:href="Pictures/100000010000001900000018EA7C42736AD9039B.png" xlink:type="simple" xlink:show="embed" xlink:actuate="onLoad" draw:mime-type="image/png"/>
        </draw:frame>
        <draw:g>
          <draw:path draw:style-name="gr3" draw:text-style-name="P3" draw:layer="layout" svg:width="9.999cm" svg:height="9.999cm" svg:x="0cm" svg:y="0cm" svg:viewBox="0 0 10000 10000" svg:d="M1158 144v-70c0-42 33-74 75-74h70 4 71c43 0 74 32 74 74s-31 75-74 75h-71v140h71c43 0 74 33 74 75 0 43-31 74-74 74h-71-4-70c-42 0-75-31-75-74v-71-4-140zM1812 149c-42 0-74-33-74-75s32-74 74-74h70 6 139 5 140 5 71c42 0 74 32 74 74s-32 75-74 75h-71v140h71c42 0 74 33 74 75 0 43-32 74-74 74h-71-5-70c-42 0-75-31-75-74v-71h-70c-42 0-75-32-75-74v-70zM2757 74c0 13-4 26-11 37-6 11-16 21-27 28-11 6-24 10-37 10-14 0-26-4-37-10-12-7-22-17-28-28s-10-24-10-37 4-25 10-37 16-21 28-27c11-7 24-10 37-10s26 3 37 10c11 6 21 15 27 27 7 12 11 24 11 37zM3477 149h-71c-43 0-74-33-74-75s31-74 74-74h71 4 70c42 0 75 32 75 74s-33 75-75 75h-70zM3915 74c0 13-3 26-10 37-6 11-16 21-27 28-12 6-24 10-37 10s-26-4-37-10c-11-7-21-17-28-28-6-11-10-24-10-37s4-25 10-37c7-12 17-21 28-27 11-7 23-10 37-10 13 0 25 3 37 10 11 6 21 15 27 27 7 12 10 24 10 37zM4205 74c0 13-3 26-10 37-6 11-16 21-27 28-11 6-24 10-37 10s-27-4-38-10c-11-7-21-17-28-28s-9-24-9-37 3-25 9-37c8-12 17-21 28-27 11-7 24-10 38-10 13 0 26 3 37 10 11 6 20 15 27 27s10 24 10 37zM4929 74c0 13-3 26-9 37-7 11-16 21-28 28-12 6-24 10-37 10s-27-4-38-10c-11-7-20-17-27-28-6-11-10-24-10-37s3-25 10-37 16-21 27-27c11-7 24-10 38-10 13 0 25 3 37 10 12 6 21 15 28 27 6 12 9 24 9 37zM5144 149c-42 0-74-33-74-75s32-74 74-74h71 4 70c42 0 75 32 75 74v70 5 140h140v-140-5-70c0-42 33-74 75-74s74 32 74 74v70h141v-70c0-42 33-74 75-74h70 4 70c43 0 75 32 75 74s-32 75-75 75h-70v70c0 42-31 74-74 74h-71v71c0 43-32 74-74 74h-71v141h71c42 0 74 32 74 74v71h141v-141-4-141-4-70c0-42 32-75 74-75 43 0 75 33 75 75v70h70c43 0 75 33 75 75s-32 74-75 74h-70v141h141 4 70c43 0 75 32 75 74 0 43-32 75-75 75h-70v140 5 140 4 141h70c43 0 75 33 75 75 0 43-32 74-75 74h-70v141 5 69c0 43-32 76-75 76-42 0-74-33-74-76v-69h-71c-42 0-74-33-74-76v-70h-70-71-4-70-71v141 5 140 5 139h71c42 0 74 33 74 75v70 5 70c0 43-32 75-74 75s-75-32-75-75v-70h-70c-42 0-75-32-75-75v-69h-70-70-4-71-70-4-71c-42 0-74-33-74-76v-69h-70c-42 0-75-33-75-76v-69-5-141h-70-71-4-70-70-5-70-70v70c0 43-33 76-75 76s-74-33-74-76v-70h-71c-42 0-74-31-74-74 0-42 32-75 74-75h71v-141-4-140-5-140h-71c-42 0-74-32-74-75 0-42 32-74 74-74h71 4 70c42 0 75 32 75 74v71 4 140 5 140h140v-140-5-140-4-141-4-71c0-42 33-74 75-74h70v-70c0-42 33-75 75-75h70v-141-4-70c0-42 33-75 75-75 41 0 74 33 74 75v70 4 141h70c42 0 75 33 75 75v70h141v-141h-71c-42 0-74-31-74-74v-71-4-140zM5360 1667c0-42 32-74 74-74h70v-141-4-141-4-70c0-42 33-75 75-75s74 33 74 75v70h141 4 141 4 141v-141h-71c-42 0-74-31-74-74 0-42 32-75 74-75h71v-140h-71-70v70c0 43-31 75-74 75-42 0-75-32-75-75v-70h-70-71v70c0 43-32 75-74 75s-75-32-75-75v-70-4-141h-70-70v141 4 140 5 140 4 71c0 43-33 74-75 74h-70v71c0 43-33 74-75 74h-70v141h70c42 0 75 32 75 74v71h141zM5215 1018v-5-140-4-141h-71-70-4-70-71-4-70-71v141 4 140 5 140h141 4 141 4 141zM6229 144v-70c0-42 32-74 74-74 43 0 75 32 75 74v70 5 70c0 42-32 74-75 74-42 0-74-32-74-74v-70zM6808 144v-70c0-42 33-74 74-74 43 0 75 32 75 74v70 5 70c0 42-32 74-75 74-41 0-74-32-74-74v-70zM7098 144v-70c0-42 32-74 74-74h71 5 69c43 0 75 32 75 74v70h70c43 0 75 33 75 75s-32 74-75 74h-70-5-70-69-5-71c-42 0-74-32-74-74v-70zM7972 74c0 13-4 26-11 37s-15 21-26 28c-11 6-25 10-38 10-14 0-26-4-38-10-11-7-21-17-27-28s-10-24-10-37 4-25 10-37 16-21 27-27c12-7 25-10 38-10s27 3 38 10c11 6 20 15 26 27 7 12 11 24 11 37zM8112 144v-70c0-42 32-74 75-74 42 0 74 32 74 74v70h71c42 0 74 33 74 75s-32 74-74 74h-71-5-69c-43 0-75-32-75-74v-70zM8547 149h-70c-43 0-76-33-76-75s33-74 76-74h70 4 141 4 70c42 0 75 32 75 74s-33 75-75 75h-70-4-70-71zM1743 219c0 13-5 26-11 37-6 12-16 21-28 28-11 6-23 9-37 9-13 0-25-3-37-9-11-7-21-16-27-28-7-11-10-24-10-37s3-26 10-37c6-12 16-21 27-27 12-7 25-11 37-11 14 0 26 4 37 11 12 6 22 15 28 27 6 11 11 24 11 37zM2467 219c0 13-4 26-11 37-7 12-15 21-26 28-12 6-25 9-38 9-14 0-26-3-38-9-11-7-20-16-27-28-7-11-10-24-10-37s4-26 10-37c7-12 16-21 27-27 12-7 25-11 38-11s26 4 38 11c11 6 20 15 26 27 7 11 11 24 11 37zM2682 438c-43 0-75-31-75-74 0-42 32-75 75-75h71v-70c0-42 31-75 74-75h69 5 71c42 0 74 33 74 75s-32 74-74 74h-71v141 4 71c0 42-32 74-74 74-43 0-74-32-74-74v-71zM3336 219c0 13-3 26-10 37-7 12-16 21-27 28-11 6-25 9-38 9-14 0-26-3-37-9-12-7-21-16-28-28-7-11-9-24-9-37s3-26 9-37c7-12 16-21 28-27 11-7 24-11 37-11s27 4 38 11c11 6 20 15 27 27 7 11 10 24 10 37zM3622 289v-70c0-42 31-75 74-75 42 0 74 33 74 75v70 4 71c0 43-32 74-74 74-43 0-74-31-74-74v-71zM4495 219c0 13-4 26-11 37-6 12-16 21-27 28-11 6-24 9-37 9s-26-3-37-9c-12-7-21-16-28-28-6-11-9-24-9-37s3-26 9-37c7-12 16-21 28-27 11-7 24-11 37-11 14 0 26 4 37 11 11 6 21 15 27 27 7 11 11 24 11 37zM7827 219c0 13-3 26-10 37-7 12-16 21-27 28-12 6-25 9-39 9-13 0-25-3-37-9-11-7-20-16-27-28-7-11-10-24-10-37s4-26 10-37c7-12 16-21 27-27 12-7 25-11 37-11 14 0 27 4 39 11 11 6 20 15 27 27 6 11 10 24 10 37zM1888 364c0 13-5 26-11 37-6 12-16 21-28 28-11 6-24 9-37 9-12 0-25-3-37-9-11-7-21-16-27-28-7-11-10-24-10-37 0-14 3-26 10-38 6-11 16-20 27-26 12-7 25-11 37-11 13 0 26 4 37 11 12 6 22 15 28 26 6 12 11 24 11 38zM3042 434v-70c0-42 32-75 75-75 42 0 74 33 74 75v70 4 71c0 42-32 74-74 74-43 0-75-32-75-74v-71zM3766 579v-70c0-42 32-75 75-75h70v-70c0-42 32-75 75-75h70 4 141 4 70c42 0 75 33 75 75v70h141v-70c0-42 32-75 74-75h70 5 70c42 0 74 33 74 75 0 43-32 74-74 74h-70v71c0 42-33 74-75 74h-70-4-71-70-4-71-70v70c0 43-33 75-74 75h-71-4-70-71v141 4 140 5 70c0 43-32 74-74 74-43 0-75-31-75-74v-70-5-140-4-141-4-141zM7317 583c-42 0-74-32-74-74s32-75 74-75h70 5 140v-70c0-42 33-75 75-75 43 0 75 33 75 75v70h140 5 140 5 140 5 70c42 0 74 33 74 75v70h140 5 71c42 0 74 32 74 74v71 4 141 4 70c0 43-32 75-74 75-43 0-76-32-76-75v-70-4-141h-69-71v141 4 140h71c42 0 74 33 74 75v70 4 141h71c42 0 74 33 74 75v70 4 141 5 69c0 43-32 76-74 76-43 0-76-33-76-76v-69h-69c-43 0-76-33-76-76v-70h-69-70v70c0 43-33 76-75 76h-70v140 5 139h70c42 0 75 33 75 75 0 43-33 75-75 75h-70v70c0 43-33 75-75 75-43 0-75-32-75-75v-70-5-139h-71-69-5-70c-42 0-75-33-75-76v-69h-70c-42 0-75-33-75-76v-69-5-141h-70-69-5-71c-42 0-74-31-74-74 0-42 32-75 74-75h71 5 139v-141-4-70c0-42 33-75 75-75h70v-140-4-141h-70c-42 0-75-32-75-75v-70zM7822 1522c0-42 32-74 75-74h70v-70c0-42 32-75 75-75h70v-141-4-140-5-140h-70-70v70c0 43-33 75-75 75-43 0-75-32-75-75v-70-4-71c0-42 32-74 75-74h70 5 140v-141h-70-70-5-70-70-5-71-69v141 4 141 4 140h69c43 0 76 33 76 75 0 43-33 74-76 74h-69-5-70-70v141 4 141h70c43 0 75 32 75 74v71h140zM8551 364c0 13-3 26-10 37-6 12-16 21-27 28-12 6-24 9-37 9-14 0-27-3-38-9-12-7-20-16-27-28-7-11-11-24-11-37 0-14 4-26 11-38 6-11 15-20 27-26 11-7 24-11 38-11 12 0 25 4 37 11 11 6 21 15 27 26 7 12 10 24 10 38zM1743 509c0 13-5 26-11 37-6 12-16 21-28 28-11 7-23 9-37 9-13 0-25-2-37-9-11-7-21-16-27-28-7-11-10-24-10-37 0-14 3-26 10-38 6-10 16-19 27-26 12-7 25-11 37-11 14 0 26 4 37 11 12 7 22 16 28 26 6 12 11 24 11 38zM2032 509c0 13-4 26-10 37-6 12-16 21-27 28-12 7-25 9-38 9-12 0-25-2-37-9-11-7-21-16-27-28-6-11-11-24-11-37 0-14 5-26 11-38 6-10 16-19 27-26 12-7 25-11 37-11 13 0 26 4 38 11 11 7 21 16 27 26 6 12 10 24 10 38zM2392 583c-42 0-75-32-75-74s33-75 75-75h70 5 70c42 0 75 33 75 75v70 4 70c0 43-33 75-75 75-43 0-75-32-75-75v-70zM3477 583h-71c-43 0-74-32-74-74s31-75 74-75h71 4 70c42 0 75 33 75 75s-33 74-75 74h-70zM6518 728h-70c-42 0-75-32-75-75 0-42 33-74 75-74h70v-70c0-42 33-75 75-75h70 4 71c43 0 74 33 74 75v70 4 141 4 141 4 140 5 140h141 4 70c43 0 76 33 76 75 0 43-33 74-76 74h-70v141h70c43 0 76 32 76 74 0 43-33 76-76 76h-70-4-71c-41 0-74-33-74-76v-70-4-141h-70-71-4-70-71-4-70c-42 0-75-31-75-74v-71-4-140-5-70c0-42 33-74 75-74 43 0 74 32 74 74v70h141v-140-4-141h-70-71zM6953 579v-70c0-42 32-75 74-75 43 0 76 33 76 75v70h69c43 0 76 32 76 74v71h69c43 0 75 32 75 74v71 4 70c0 43-32 75-75 75-42 0-74-32-74-75v-70h-71c-42 0-74-32-74-75v-70h-71c-42 0-74-32-74-75v-70zM8692 579v-70c0-42 31-75 74-75 42 0 75 33 75 75v70 4 70c0 43-33 75-75 75-43 0-74-32-74-75v-70zM1448 728h-70c-42 0-75-32-75-75 0-42 33-74 75-74h70 4 70c43 0 76 32 76 74 0 43-33 75-76 75h-70zM1738 724v-71c0-42 32-74 74-74 43 0 76 32 76 74v71 4 141 4 70c0 43-33 75-76 75-42 0-74-32-74-75v-70-4-141zM2177 653c0 14-4 27-10 38s-16 20-27 27c-12 7-24 10-38 10-13 0-25-3-37-10-11-7-21-16-27-27s-11-24-11-38c0-13 5-25 11-37s16-21 27-27c12-7 24-10 37-10s26 3 38 10c11 6 21 15 27 27s10 24 10 37zM1158 869v-71c0-42 33-74 75-74 43 0 74 32 74 74v71 4 140 5 140h71c43 0 74 33 74 75 0 43-31 74-74 74h-71-4-70c-42 0-75-31-75-74v-71-4-140-5-140zM2322 798c0 14-3 26-10 37s-16 21-27 28c-12 6-24 10-37 10-14 0-27-4-39-10-11-7-19-17-26-28s-11-23-11-37c0-12 4-25 11-37 6-11 15-21 26-27 12-7 25-10 39-10 12 0 25 3 37 10 11 6 20 16 27 27 6 12 10 25 10 37zM2607 869v-71c0-42 32-74 75-74h71 4 139 5 141 4 71c42 0 74 32 74 74 0 43-32 75-74 75h-71v70c0 43-32 75-74 75-43 0-76-32-76-75v-70h-69-70v140h70c42 0 74 33 74 75v70 4 141h71c42 0 74 33 74 75 0 43-32 74-74 74h-71v70c0 43-32 76-74 76-43 0-74-33-74-76v-70-4-141-4-141h-71-70-5-70c-43 0-75-31-75-74 0-42 32-75 75-75h70v-140zM3481 798c0 14-4 26-11 37s-15 21-26 28c-11 6-25 10-38 10-14 0-26-4-37-10-12-7-22-17-28-28s-9-23-9-37c0-12 3-25 9-37 6-11 16-21 28-27 11-7 24-10 37-10s27 3 38 10c11 6 20 16 26 27 8 12 11 25 11 37zM1448 1013v-70c0-42 32-74 74-74 43 0 76 32 76 74v70 5 70c0 43-33 74-76 74-42 0-74-31-74-74v-70zM2177 943c0 13-4 26-10 37s-16 21-27 28c-12 6-24 10-38 10-13 0-25-4-37-10-11-7-21-17-27-28s-11-24-11-37c0-12 5-25 11-37 6-11 16-21 27-27 12-7 24-10 37-10s26 3 38 10c11 6 21 16 27 27 6 12 10 25 10 37zM2467 943c0 13-4 26-11 37s-15 21-26 28c-12 6-25 10-38 10-14 0-26-4-38-10-11-7-20-17-27-28s-10-24-10-37c0-12 4-25 10-37 7-11 16-21 27-27 12-7 25-10 38-10s26 3 38 10c11 6 20 16 26 27 7 12 11 25 11 37zM3336 943c0 13-3 26-10 37s-16 21-27 28c-11 6-25 10-38 10-14 0-26-4-37-10-12-7-21-17-28-28s-9-24-9-37c0-12 3-25 9-37 7-11 16-21 28-27 11-7 24-10 37-10s27 3 38 10c11 6 20 16 27 27 7 12 10 25 10 37zM3477 1013v-70c0-42 31-74 74-74 42 0 75 32 75 74v70 5 140 4 141 4 141 4 141 5 140 5 69c0 43-33 76-75 76h-70v139 5 70c0 43-33 75-75 75h-70-4-71-70v71c0 42-32 74-74 74-43 0-75-32-75-74v-71h-70-71v140h71c42 0 74 33 74 75v70 5 140h71c42 0 74 32 74 75 0 42-32 75-74 75h-71-4-70c-43 0-76-33-76-75v-70-5-140h-69-70-4-71-70-5-70c-43 0-75-33-75-75s32-75 75-75h70 5 141v-140-5-140h-71c-43 0-75-32-75-75 0-42 32-75 75-75h71v-70c0-42 31-74 74-74 42 0 74 32 74 74v70h71c42 0 74 33 74 75v70h141v-70c0-42 32-75 74-75h71v-70c0-42 31-74 74-74h71v-140-5-141-4-141h-71c-43 0-74-31-74-74 0-42 31-75 74-75h71v-140zM4205 943c0 13-3 26-10 37-6 11-16 21-27 28-11 6-24 10-37 10s-27-4-38-10c-11-7-21-17-28-28s-9-24-9-37c0-12 3-25 9-37 8-11 17-21 28-27 11-7 24-10 38-10 13 0 26 3 37 10 11 6 20 16 27 27 7 12 10 25 10 37zM5074 943c0 13-3 26-9 37-7 11-16 21-28 28-12 6-24 10-37 10s-27-4-38-10c-11-7-20-17-27-28-6-11-10-24-10-37 0-12 3-25 10-37 7-11 16-21 27-27 11-7 24-10 38-10 13 0 25 3 37 10 12 6 20 16 28 27 6 12 9 25 9 37zM7103 943c0 13-4 26-11 37s-15 21-27 28c-11 6-24 10-38 10-13 0-25-4-37-10-11-7-21-17-27-28-7-11-10-24-10-37 0-12 3-25 10-37 6-11 16-21 27-27 12-7 25-10 37-10 14 0 27 3 38 10 12 6 21 16 27 27 7 12 11 25 11 37zM8692 1013v-70c0-42 31-74 74-74 42 0 75 32 75 74v70 5 140h141 4 140 5 70c42 0 74 33 74 75v70h141 4 71c41 0 74 33 74 75 0 43-33 74-74 74h-71v70c0 43-32 76-74 76h-71-4-70-70v140 5 139h70c42 0 74 33 74 75 0 43-32 75-74 75h-70-5-70-70v70c0 43-33 75-75 75-43 0-74-32-74-75v-70h-71-70-4-70c-43 0-75-32-75-75 0-42 32-75 75-75h70 4 141 4 141v-139-5-140-5-141h-71c-43 0-74-31-74-74v-71h-71-70-4-70c-43 0-75-31-75-74 0-42 32-75 75-75h70v-140zM5798 1088c0 13-3 26-9 37-7 12-16 22-28 28-11 6-24 9-37 9s-26-3-37-9-21-16-27-28c-7-11-11-24-11-37 0-12 4-26 11-37 6-11 16-21 27-27 11-7 23-11 37-11 13 0 26 4 37 11 12 6 21 16 28 27 6 11 9 25 9 37zM7248 1088c0 13-5 26-11 37-6 12-16 22-28 28-11 6-23 9-37 9-13 0-25-3-37-9-11-6-21-16-27-28-7-11-10-24-10-37 0-12 3-26 10-37 6-11 16-21 27-27 12-7 25-11 37-11 14 0 26 4 37 11 12 6 22 16 28 27s11 25 11 37zM364 1307c-42 0-75-31-75-74 0-42 33-75 75-75h70 4 141 4 70c43 0 75 33 75 75 0 43-32 74-75 74h-70v71c0 43-32 74-74 74s-75-31-75-74v-71zM1018 1233c0 13-4 26-10 37-7 12-17 22-28 28s-24 9-37 9c-12 0-25-3-37-9-11-6-21-16-27-28-7-11-10-24-10-37s3-26 10-37c6-11 16-21 27-27 12-7 25-11 37-11 13 0 26 4 37 11 11 6 21 16 28 27 6 11 10 24 10 37zM2177 1233c0 13-4 26-10 37-6 12-16 22-27 28-12 6-24 9-38 9-13 0-25-3-37-9-11-6-21-16-27-28-6-11-11-24-11-37s5-26 11-37 16-21 27-27c12-7 24-11 37-11s26 4 38 11c11 6 21 16 27 27s10 24 10 37zM3191 1233c0 13-3 26-10 37-7 12-16 22-27 28-12 6-24 9-37 9-14 0-27-3-38-9-12-6-20-16-27-28-7-11-10-24-10-37s3-26 10-37c6-11 15-21 27-27 11-7 24-11 38-11 12 0 25 4 37 11 11 6 20 16 27 27s10 24 10 37zM4060 1233c0 13-3 26-10 37-6 12-15 22-27 28s-24 9-37 9-27-3-38-9-20-16-27-28c-7-11-10-24-10-37s3-26 10-37 16-21 27-27c11-7 24-11 38-11 13 0 25 4 37 11 12 6 21 16 27 27 7 11 10 24 10 37zM9706 1307h-71c-43 0-74-31-74-74 0-42 31-75 74-75h71 4 141 4 70c42 0 75 33 75 75v70 4 141 4 141 5 140 5 139 6 69c0 43-33 75-75 75s-74-32-74-75v-69-6-139-5-140h-71c-42 0-74-33-74-76 0-42 32-74 74-74h71v-141h-71-70zM149 1378c0 13-4 26-10 37-7 12-17 21-28 28s-24 9-37 9-25-2-37-9-21-16-27-28c-7-11-10-24-10-37s3-26 10-38c6-10 15-19 27-26s24-11 37-11 26 4 37 11 21 16 28 26c6 12 10 25 10 38zM1598 1378c0 13-4 26-11 37-7 12-15 21-27 28-11 7-24 9-38 9-13 0-25-2-37-9-11-7-20-16-27-28-7-11-10-24-10-37s3-26 10-38c7-10 16-19 27-26 12-7 25-11 37-11 14 0 27 4 38 11 12 7 21 16 27 26 7 12 11 25 11 38zM2027 1743h-70c-42 0-75-33-75-76v-69h-70c-42 0-74-33-74-76 0-42 32-74 74-74h70 6 139 5 140v-70c0-42 33-75 76-75 42 0 74 33 74 75v70h70c42 0 75 32 75 74v71 5 69c0 43-33 76-75 76s-75-33-75-76v-69h-69-71v69c0 43-32 76-75 76h-70zM2612 1378c0 13-4 26-11 37-7 12-15 21-26 28s-25 9-38 9c-14 0-26-2-38-9-11-7-21-16-27-28-6-11-10-24-10-37s4-26 10-38c6-10 16-19 27-26 12-7 25-11 38-11s27 4 38 11 20 16 26 26c8 12 11 25 11 38zM3766 1448v-70c0-42 32-75 75-75 42 0 74 33 74 75v70 4 70c0 43-32 76-74 76-43 0-75-33-75-76v-70zM7827 1378c0 13-3 26-10 37-7 12-16 21-27 28-12 7-25 9-39 9-13 0-25-2-37-9-11-7-20-16-27-28-7-11-10-24-10-37s4-26 10-38c7-10 16-19 27-26 12-7 25-11 37-11 14 0 27 4 39 11 11 7 20 16 27 26 6 12 10 25 10 38zM289 1598h-70c-42 0-75-33-75-76 0-42 33-74 75-74h70 4 71c43 0 74 32 74 74 0 43-31 76-74 76h-71zM728 1522c0 14-3 27-10 38-7 12-16 20-27 27s-25 11-38 11-25-4-37-11-20-15-27-27c-7-11-10-24-10-38 0-12 3-25 10-37 7-11 15-20 27-27s24-10 37-10c14 0 27 3 38 10s20 16 27 27c7 12 10 25 10 37zM1018 1522c0 14-4 27-10 38-7 12-17 20-28 27s-24 11-37 11c-12 0-25-4-37-11-11-7-21-15-27-27-7-11-10-24-10-38 0-12 3-25 10-37 6-11 16-20 27-27 12-7 25-10 37-10 13 0 26 3 37 10s21 16 28 27c6 12 10 25 10 37zM1233 1598c-42 0-75-33-75-76 0-42 33-74 75-74h70 4 71c43 0 74 32 74 74v71h141 5 69c43 0 76 32 76 74 0 43-33 76-76 76h-69v69c0 43-33 76-76 76h-70v69c0 43-31 75-74 75h-71v70c0 43-31 75-74 75-42 0-75-32-75-75v-70-5-139-6-70c0-42 33-74 75-74h70v-140zM3042 1743h-70c-43 0-76-33-76-76 0-42 33-74 76-74h70v-71c0-42 32-74 75-74h70 4 70c42 0 75 32 75 74 0 43-33 76-75 76h-70v69c0 43-32 76-74 76h-71zM5364 1522c0 14-4 27-10 38-7 12-17 20-28 27s-24 11-37 11-25-4-37-11-21-15-28-27c-6-11-9-24-9-38 0-12 3-25 9-37 7-11 16-20 28-27s24-10 37-10c14 0 26 3 37 10s21 16 28 27c6 12 10 25 10 37zM6373 1593v-71c0-42 33-74 75-74h70 4 71c43 0 74 32 74 74 0 43-31 76-74 76h-71v69c0 43-31 76-74 76-42 0-75-33-75-76v-69zM8692 1593v-71c0-42 31-74 74-74 42 0 75 32 75 74v71 5 69c0 43-33 76-75 76-43 0-74-33-74-76v-69zM149 1667c0 14-4 26-10 37-7 12-17 22-28 28s-24 11-37 11-25-5-37-11-21-16-27-28c-7-11-10-23-10-37 0-12 3-25 10-37 6-11 15-21 27-27 12-7 24-10 37-10s26 3 37 10c11 6 21 16 28 27 6 12 10 25 10 37zM4056 1743h-70c-43 0-75-33-75-76 0-42 32-74 75-74h70 4 71c41 0 74 32 74 74 0 43-33 76-74 76h-71zM4420 1888h-70-4-71c-42 0-74-33-74-76 0-42 32-74 74-74h71 4 141v-71c0-42 32-74 74-74h70 5 70c42 0 74 32 74 74 0 43-32 76-74 76h-70v139h70c42 0 74 33 74 75 0 43-32 75-74 75h-70v70c0 43-33 75-75 75h-70v71c0 42-33 74-75 74h-70-4-71-70-4-70-71-4-70c-43 0-75-32-75-74v-71-5-70c0-42 32-75 75-75 42 0 74 33 74 75v70h141 4 141v-70c0-42 32-75 74-75h71v-139zM6812 1667c0 14-2 26-9 37-7 12-16 22-28 28-11 6-23 11-37 11-13 0-27-5-38-11s-19-16-26-28c-7-11-11-23-11-37 0-12 3-25 11-37 6-11 15-21 26-27 11-7 25-10 38-10s26 3 37 10c12 6 21 16 28 27 6 12 9 25 9 37zM8261 1667c0 14-3 26-10 37-6 12-16 22-27 28s-25 11-37 11c-13 0-26-5-37-11-12-6-22-16-28-28-6-11-10-23-10-37 0-12 4-25 10-37 6-11 16-21 28-27 11-7 24-10 37-10 12 0 26 3 37 10 11 6 21 16 27 27 7 12 10 25 10 37zM9565 1667c0 14-3 26-10 37-6 12-15 22-27 28s-24 11-37 11-27-5-38-11-20-16-27-28c-7-11-10-23-10-37 0-12 3-25 10-37 7-11 16-21 27-27 11-7 24-10 38-10 13 0 25 3 37 10 12 6 20 16 27 27 7 12 10 25 10 37zM144 1882v-70c0-42 33-74 75-74s74 32 74 74v70 6 139h141v-139-6-70c0-42 33-74 75-74s74 32 74 74v70 6 139h141v-70c0-42 32-75 74-75 43 0 75 33 75 75v70h70c43 0 75 33 75 75 0 43-32 75-75 75h-70v140h70c43 0 75 33 75 75s-32 75-75 75h-70-4-71-70-4-71-70v140 5 70c0 42-32 75-74 75h-71v70c0 42-31 74-74 74h-71v141 4 141 4 70c0 42-32 75-74 75s-75-33-75-75v-70h-70c-42 0-74-32-74-74v-71-4-70c0-43 32-76 74-76h70v-69c0-43 33-74 75-74h70v-71c0-43 33-75 75-75h70v-140h-70-71-4-70c-42 0-75-33-75-75v-70h-70c-42 0-74-32-74-74v-71-5-70c0-42 32-75 74-75h70v-139zM1018 1812c0 13-4 26-10 37-7 12-17 22-28 28s-24 11-37 11c-12 0-25-5-37-11-11-6-21-16-27-28-7-11-10-24-10-37 0-12 3-25 10-37 6-11 16-21 27-27 12-7 25-10 37-10 13 0 26 3 37 10 11 6 21 16 28 27 6 12 10 25 10 37zM1738 1882v-70c0-42 32-74 74-74 43 0 76 32 76 74v70 6 69c0 43-33 75-76 75-42 0-74-32-74-75v-69zM2612 1812c0 13-4 26-11 37-7 12-15 22-26 28s-25 11-38 11c-14 0-26-5-38-11-11-6-21-16-27-28-6-11-10-24-10-37 0-12 4-25 10-37 6-11 16-21 27-27 12-7 25-10 38-10s27 3 38 10c11 6 20 16 26 27 8 12 11 25 11 37zM3915 1812c0 13-3 26-10 37-6 12-16 22-27 28-12 6-24 11-37 11s-26-5-37-11-21-16-28-28c-6-11-10-24-10-37 0-12 4-25 10-37 7-11 17-21 28-27 11-7 23-10 37-10 13 0 25 3 37 10 11 6 21 16 27 27 7 12 10 25 10 37zM4929 1812c0 13-3 26-9 37-7 12-16 22-28 28s-24 11-37 11-27-5-38-11-20-16-27-28c-6-11-10-24-10-37 0-12 3-25 10-37 7-11 16-21 27-27 11-7 24-10 38-10 13 0 25 3 37 10 12 6 21 16 28 27 6 12 9 25 9 37zM6229 1882v-70c0-42 32-74 74-74 43 0 75 32 75 74v70h70c43 0 74 33 74 75v70h71c43 0 74 33 74 75 0 43-31 75-74 75h-71-4-70-70v71c0 42-32 74-75 74h-70v140h70c43 0 75 32 75 75 0 42-32 75-75 75h-70-4-71-70-4-71c-42 0-74-33-74-75v-70-5-70c0-42 32-75 74-75h71v-69c0-43 32-76 74-76h71v-140-5-139zM6667 1812c0 13-3 26-9 37-6 12-16 22-28 28-11 6-23 11-37 11-13 0-26-5-37-11s-21-16-27-28c-7-11-11-24-11-37 0-12 4-25 11-37 6-11 16-21 27-27 11-7 24-10 37-10s26 3 37 10c12 6 22 16 28 27 6 12 9 25 9 37zM6953 1888h-71c-41 0-74-33-74-76 0-42 33-74 74-74h71 4 70c43 0 76 32 76 74 0 43-33 76-76 76h-70zM9420 1812c0 13-3 26-10 37-6 12-15 22-27 28s-24 11-37 11-27-5-38-11-20-16-27-28c-7-11-10-24-10-37 0-12 3-25 10-37 7-11 16-21 27-27 11-7 24-10 38-10 13 0 25 3 37 10 12 6 21 16 27 27 7 12 10 25 10 37zM9561 1882v-70c0-42 31-74 74-74 42 0 75 32 75 74v70 6 139 5 140h141 4 70c42 0 75 33 75 76 0 42-33 74-75 74h-70v140 5 70c0 42-33 75-75 75s-74-33-74-75v-70-5-140h-71c-43 0-74-32-74-74v-71-5-140-5-139zM2317 2032h-69c-43 0-76-32-76-75 0-42 33-75 76-75h69 5 70c42 0 75 33 75 75 0 43-33 75-75 75h-70zM3622 2027v-70c0-42 31-75 74-75 42 0 74 33 74 75v70 5 140 5 71c0 42-32 74-74 74h-70v70c0 42-33 75-75 75h-70v70c0 42-33 75-75 75-43 0-74-33-74-75v-70h-71c-42 0-74-33-74-75s32-75 74-75h71 4 141v-69c0-43 31-76 74-76h71v-140zM4205 1957c0 13-3 26-10 38-6 11-16 21-27 27s-24 10-37 10-27-4-38-10-21-16-28-27c-7-12-9-25-9-38 0-12 3-26 9-37 8-11 17-21 28-27s24-11 38-11c13 0 26 5 37 11s20 16 27 27 10 25 10 37zM4780 2322h-70c-42 0-75-32-75-74 0-43 33-76 75-76h70v-70c0-42 33-75 75-75h70v-70c0-42 33-75 75-75 41 0 74 33 74 75v70h70c42 0 75 33 75 75 0 43-33 75-75 75h-70v140h141 4 141 4 70c42 0 75 33 75 75s-33 75-75 75h-70-4-71-70-4-71-70-4-70c-42 0-75-33-75-75v-70h-70-71zM5939 2027v-70c0-42 32-75 74-75 43 0 75 33 75 75v70 5 70c0 43-32 75-75 75-42 0-74-32-74-75v-70zM1448 2172v-70c0-42 32-75 74-75 43 0 76 33 76 75v70h69c43 0 76 33 76 76 0 42-33 74-76 74h-69v70c0 42-33 75-76 75-42 0-74-33-74-75v-70-5-140zM1882 2172v-70c0-42 33-75 75-75h70 5 70c43 0 75 33 75 75 0 43-32 75-75 75h-70v71c0 42-32 74-75 74-42 0-75-32-75-74v-71zM7098 2172v-70c0-42 32-75 74-75 43 0 76 33 76 75v70h139v-70c0-42 33-75 75-75 43 0 75 33 75 75v70h140 5 69c43 0 76 33 76 76v69h140 5 70c42 0 75 33 75 75v70 5 70c0 42-33 75-75 75h-70-5-70-70v141 4 139h70c42 0 75 33 75 76v70 4 71c0 42-33 74-75 74h-70-5-71c-41 0-74-32-74-74v-71-4-141h-70-70v71c0 42-32 74-75 74-42 0-75-32-75-74v-71-5-139-4-71c0-43 33-75 75-75h70 5 140v-140h-70c-42 0-75-33-75-75v-70h-70-70v70c0 42-32 75-75 75-42 0-74-33-74-75v-70h-71c-42 0-74-32-74-74v-71zM8112 2172v-70c0-42 32-75 75-75 42 0 74 33 74 75v70h71c42 0 74 33 74 76v69h141v-69c0-43 32-76 75-76 41 0 74 33 74 76v69 5 140h70c42 0 75 32 75 75 0 42-33 75-75 75h-70v141 4 70c0 42-33 74-74 74-43 0-75-32-75-74v-70-4-141h-70c-43 0-76-33-76-75v-70h-69c-43 0-76-33-76-75v-70h-69c-43 0-75-32-75-74v-71zM8551 2102c0 13-3 26-10 38-6 11-16 21-27 27-12 6-24 10-37 10-14 0-27-4-38-10-12-6-20-16-27-27-7-12-11-25-11-38s4-26 11-37c6-11 15-21 27-27 11-6 24-11 38-11 12 0 25 5 37 11 11 6 21 16 27 27 7 11 10 24 10 37zM9420 2102c0 13-3 26-10 38-6 11-15 21-27 27s-24 10-37 10-27-4-38-10-20-16-27-27c-7-12-10-25-10-38s3-26 10-37 16-21 27-27 24-11 38-11c13 0 25 5 37 11s21 16 27 27c7 11 10 24 10 37zM1162 2248c0 12-3 25-9 37-6 11-16 20-28 27-11 7-24 10-37 10-12 0-26-3-37-10s-21-16-27-27c-7-12-11-25-11-37 0-14 4-27 11-39 6-10 16-19 27-26s25-11 37-11c13 0 26 4 37 11 12 7 22 16 28 26 6 12 9 25 9 39zM5653 2248c0 12-3 25-9 37-7 11-16 20-28 27-11 7-24 10-37 10s-26-3-37-10-21-16-27-27c-7-12-11-25-11-37 0-14 4-27 11-39 6-10 16-19 27-26s24-11 37-11 26 4 37 11c12 7 21 16 28 26 6 12 9 25 9 39zM5943 2248c0 12-2 25-9 37-7 11-16 20-28 27-11 7-24 10-37 10s-27-3-38-10-20-16-26-27c-7-12-11-25-11-37 0-14 3-27 11-39 6-10 15-19 26-26s24-11 38-11c13 0 26 4 37 11 12 7 20 16 28 26 6 12 9 25 9 39zM6593 2467c-42 0-75-33-75-75s33-75 75-75h70v-69c0-43 33-76 75-76h70 4 70c43 0 75 33 75 76v69 5 140h141 5 69c43 0 76 32 76 75 0 42-33 75-76 75h-69-5-71-70v70c0 42-32 75-75 75-41 0-74-33-74-75v-70h-70c-42 0-75-33-75-75v-70zM9056 2322c-43 0-74-32-74-74 0-43 31-76 74-76h70 5 70c42 0 74 33 74 76v69h71c42 0 74 33 74 75s-32 75-74 75h-71-4-70c-43 0-75-33-75-75v-70zM1738 2462v-70c0-42 32-75 74-75 43 0 76 33 76 75v70 5 70c0 42-33 75-76 75-42 0-74-33-74-75v-70zM2027 2462v-70c0-42 33-75 75-75 43 0 75 33 75 75v70 5 140h71c42 0 74 32 74 75v71 4 70c0 42-32 74-74 74h-71-5-70c-42 0-75-32-75-74v-70h-70c-42 0-75-33-75-75 0-43 33-75 75-75h70v-140zM5649 2612h-70c-42 0-75-33-75-75 0-43 33-75 75-75h70v-70c0-42 33-75 75-75s74 33 74 75v70 5 70c0 42-32 75-74 75h-71zM8986 2392c0 13-4 26-11 38-6 11-16 19-27 26s-24 11-37 11c-14 0-26-4-37-11-12-7-22-15-28-26-6-12-9-25-9-38s3-26 9-38c6-10 16-20 28-27 11-7 24-10 37-10s26 3 37 10 21 17 27 27c7 12 11 25 11 38zM3770 2537c0 13-3 27-10 38-6 11-16 19-27 26s-25 11-37 11c-13 0-26-4-37-11s-21-15-28-26c-6-11-9-25-9-38s3-26 9-38c7-11 17-21 28-27s24-10 37-10c12 0 26 4 37 10s21 16 27 27c7 12 10 25 10 38zM3911 2607v-70c0-43 32-75 75-75h70 4 141 4 70c42 0 75 32 75 75 0 42-33 75-75 75h-70-4-70-71v141h141 4 141v-71c0-43 32-75 74-75s75 32 75 75v71 4 70c0 42-33 74-75 74h-70-4-71-70v141 4 71c0 42-33 74-74 74h-71v141 4 70c0 42-32 75-74 75-43 0-75-33-75-75v-70h-70c-43 0-75-33-75-75v-70-4-70c0-43 32-75 75-75h70v-141-5-139-4-141zM4635 2607v-70c0-43 33-75 75-75h70 4 71c42 0 74 32 74 75 0 42-32 75-74 75h-71v70c0 42-32 75-74 75s-75-33-75-75v-70zM9565 2537c0 13-3 27-10 38-6 11-15 19-27 26s-24 11-37 11-27-4-38-11-20-15-27-26-10-25-10-38 3-26 10-38c7-11 16-21 27-27s24-10 38-10c13 0 25 4 37 10s20 16 27 27c7 12 10 25 10 38zM869 2757h-71c-42 0-74-33-74-75 0-43 32-75 74-75h71 4 70c43 0 75 32 75 75 0 42-32 75-75 75h-70zM1013 3046h-70-70v71c0 42-32 74-75 74h-70-4-71-70v70c0 42-32 75-74 75s-75-33-75-75v-70-4-70c0-43 33-75 75-75h70 4 141v-70c0-43 32-76 74-76h71 4 140v-69c0-43 33-74 75-74h70v-71c0-43 33-75 75-75h70 4 71c43 0 74 32 74 75 0 42-31 75-74 75h-71v139h71c43 0 74 33 74 76 0 42-31 74-74 74h-71-4-70-71-4-70-70zM1743 2682c0 13-5 26-11 37s-16 21-28 27c-11 7-23 11-37 11-13 0-25-4-37-11-11-6-21-16-27-27-7-11-10-24-10-37s3-26 10-37c6-12 16-22 27-28 12-6 25-10 37-10 14 0 26 4 37 10 12 6 22 16 28 28 6 11 11 24 11 37zM2462 2753v-71c0-43 32-75 75-75 42 0 75 32 75 75v71 4 70c0 42-33 74-75 74-43 0-75-32-75-74v-70zM5144 2757c-42 0-74-33-74-75 0-43 32-75 74-75h71 4 70c42 0 75 32 75 75v71 4 70c0 42-33 74-75 74s-74-32-74-74v-70zM5794 2753v-71c0-43 33-75 75-75 43 0 74 32 74 75v71h70c43 0 75 31 75 74v69 5 141h70c43 0 75 32 75 75 0 42-32 74-75 74h-70-4-71-70v70c0 42-31 75-74 75h-71-4-70-71-4-70-70-5-70c-42 0-74-33-74-75v-70h-71c-42 0-74-32-74-74 0-43 32-75 74-75h71v-70c0-43 32-76 74-76s75 33 75 76v70h70c42 0 74 32 74 75v70h141v-141-4-141-5-139zM6667 2682c0 13-3 26-9 37s-16 21-28 27c-11 7-23 11-37 11-13 0-26-4-37-11-11-6-21-16-27-27-7-11-11-24-11-37s4-26 11-37c6-12 16-22 27-28s24-10 37-10 26 4 37 10c12 6 22 16 28 28 6 11 9 24 9 37zM8837 2896v-69c0-43 31-74 74-74h71v-71c0-43 31-75 74-75 42 0 75 32 75 75v71 4 70c0 42-33 74-75 74h-70v71c0 42-33 74-75 74-43 0-74-32-74-74v-71zM9420 2682c0 13-3 26-10 37-6 11-15 21-27 27-12 7-24 11-37 11s-27-4-38-11c-11-6-20-16-27-27-7-12-10-24-10-37s3-26 10-37c7-12 16-22 27-28s24-10 38-10c13 0 25 4 37 10s21 16 27 28c7 11 10 24 10 37zM1888 2827c0 12-5 25-11 37-6 11-16 21-28 27-11 7-24 10-37 10-12 0-25-3-37-10-11-6-21-16-27-27-7-12-10-25-10-37 0-13 3-27 10-37 6-12 16-22 27-28 12-6 25-9 37-9 13 0 26 3 37 9 12 6 22 16 28 28 6 10 11 24 11 37zM2607 3042v-70c0-43 32-76 75-76h71v-69c0-43 31-74 74-74 42 0 74 31 74 74v69h141 4 71c42 0 74 33 74 76 0 42-32 74-74 74h-71-4-70-71v141h141 4 71c42 0 74 32 74 74v71 4 70c0 42-32 75-74 75-43 0-75-33-75-75v-70h-70-71-5-69c-43 0-74-33-74-75v-70h-71c-43 0-75-32-75-74v-71zM3406 2901c-43 0-74-32-74-74 0-43 31-74 74-74h71 4 141 4 70c42 0 74 31 74 74 0 42-32 74-74 74h-70v71c0 42-33 74-75 74-43 0-74-32-74-74v-71zM4780 3046h-70c-42 0-75-32-75-74 0-43 33-76 75-76h70v-69c0-43 33-74 75-74s74 31 74 74v69h141 4 70c42 0 75 33 75 76 0 42-33 74-75 74h-70v141h70c42 0 75 32 75 74s-33 75-75 75h-70-4-70-71-4-70c-42 0-75-33-75-75s33-74 75-74h70v-141h-70-71zM6373 2896v-69c0-43 33-74 75-74 43 0 74 31 74 74v69h141v-69c0-43 33-74 75-74 43 0 74 31 74 74v69h141 4 141v-69c0-43 32-74 74-74 43 0 76 31 76 74v69 5 141h69c43 0 75 32 75 75 0 42-32 74-75 74h-69-5-71c-42 0-74-32-74-74v-71h-71-70v141h70c43 0 76 32 76 74v71h140 5 69c43 0 75 31 75 74v71 4 141 4 70c0 42-32 74-75 74h-69-5-71c-42 0-74-32-74-74 0-43 32-74 74-74h71v-141h-71-69-5-71c-42 0-74-33-74-75v-70h-71c-41 0-74-33-74-75v-70h-70c-42 0-75-32-75-74v-71h-70-71-4-70c-42 0-75-32-75-74v-71zM8187 2901c-43 0-75-32-75-74 0-43 32-74 75-74h69 5 71c42 0 74 31 74 74v69 5 141 4 141 4 141 4 70c0 42-32 75-74 75h-71-5-69-70v70c0 42-33 75-75 75h-70-5-70c-43 0-75-33-75-75v-70h-71-69-5-70c-42 0-75-33-75-75v-70-4-71c0-42 33-74 75-74 43 0 75 32 75 74v71h140 5 140 5 140 5 139v-141h-69c-43 0-75-32-75-74 0-43 32-75 75-75h69v-141zM9416 2896v-69c0-43 32-74 75-74h70 4 70c42 0 75 31 75 74 0 42-33 74-75 74h-70v141 4 71c0 42-33 74-74 74h-71-4-70c-43 0-75-32-75-74 0-43 32-75 75-75h70v-141zM10000 2827c0 12-4 25-11 37-6 11-16 21-27 27-11 7-24 10-37 10s-26-3-37-10c-12-6-21-16-28-27-6-12-9-25-9-37 0-13 3-27 9-37 7-12 16-22 28-28 11-6 24-9 37-9s26 3 37 9 21 16 27 28c7 10 11 24 11 37zM9275 2972c0 12-3 25-10 37-6 11-16 21-27 27-12 7-25 10-37 10-13 0-26-3-37-10-11-6-21-16-28-27-6-12-10-25-10-37 0-14 4-27 10-37 7-12 17-22 28-28s24-11 37-11c12 0 25 5 37 11 11 6 21 16 27 28 7 10 10 23 10 37zM9855 2972c0 12-4 25-11 37-6 11-16 21-27 27-11 7-24 10-37 10s-26-3-37-10c-12-6-21-16-28-27-6-12-9-25-9-37 0-14 3-27 9-37 7-12 16-22 28-28 11-6 24-11 37-11 14 0 26 5 37 11s21 16 27 28c7 10 11 23 11 37zM1593 3187v-70c0-43 32-75 74-75 43 0 76 32 76 75v70h139 6 69c43 0 75 32 75 74v71h70c43 0 75 31 75 74v71 4 141h71c42 0 74 31 74 74 0 42-32 74-74 74h-71-5-70-70v141h140 5 140 5 70c42 0 75 32 75 75v70 4 141 4 70c0 42-33 75-75 75h-70-5-69c-43 0-76-33-76-75s33-74 76-74h69v-141h-69-71v71c0 41-32 74-75 74h-70v70c0 42-32 75-75 75-42 0-75-33-75-75v-70-4-141h-70-69-5-71-69-5-71c-42 0-74-32-74-74v-71-4-141h-70c-42 0-75-32-75-74 0-43 33-74 75-74h70v-71c0-43 32-74 74-74 43 0 76 31 76 74v71h140 5 139v-141h-70c-42 0-74-33-74-75v-70h-71c-42 0-74-33-74-75v-70zM2172 3187v-70c0-43 33-75 76-75 42 0 74 32 74 75v70h70c42 0 75 32 75 74v71 4 70c0 42-33 75-75 75s-75-33-75-75v-70h-69c-43 0-76-33-76-75v-70zM3336 3117c0 12-3 25-10 37-7 11-16 20-27 27s-25 10-38 10c-14 0-26-3-37-10-12-7-21-16-28-27-7-12-9-25-9-37 0-14 3-27 9-38 7-11 16-20 28-27 11-7 24-10 37-10s27 3 38 10 20 16 27 27 10 24 10 38zM4201 3332v-71c0-42 32-74 74-74h71v-70c0-43 32-75 74-75s75 32 75 75v70h70c42 0 75 32 75 74v71 4 70c0 42-33 75-75 75h-70-4-71-70-4-71c-42 0-74-33-74-75v-70zM8622 3191c-43 0-75-32-75-74 0-43 32-75 75-75h70 4 70c42 0 75 32 75 75v70 4 70c0 42-33 75-75 75-43 0-74-33-74-75v-70zM1013 3336h-70c-42 0-74-33-74-75s32-74 74-74h70 5 70c43 0 74 32 74 74s-31 75-74 75h-70zM1452 3261c0 13-2 27-9 38s-16 20-28 27c-11 7-23 10-37 10-13 0-27-3-38-10s-19-16-26-27-11-25-11-38 3-26 11-37c6-11 15-21 26-28s25-9 38-9 26 2 37 9c12 7 21 17 28 28 6 11 9 24 9 37zM6518 3481h-70c-42 0-75-33-75-75 0-43 33-74 75-74h70v-71c0-42 33-74 75-74 43 0 74 32 74 74v71h71c43 0 74 31 74 74 0 42-31 75-74 75h-71-4-70-71zM9056 3336c-43 0-74-33-74-75s31-74 74-74h70 5 70c42 0 74 32 74 74v71h141 4 141 4 141v-71c0-42 32-74 74-74s75 32 75 74v71h70c42 0 75 31 75 74v71 4 141 4 70c0 42-33 74-75 74h-70-4-71-70v141 4 71c0 42-33 74-75 74h-70-4-70c-43 0-75-32-75-74v-71h-70-71v141h71c42 0 74 33 74 75 0 41-32 74-74 74h-71-4-70-70v70c0 42-33 75-75 75h-70-4-71-70v141 4 140h141v-70c0-42 31-74 74-74 42 0 75 32 75 74v70h140v-140-4-71c0-42 32-74 75-74h70 4 71c41 0 74 32 74 74v71h70c42 0 75 32 75 74s-33 75-75 75h-70-4-70-71v140 4 141h71c41 0 74 33 74 75v70h141 4 70c42 0 75 32 75 74v71 4 70c0 42-33 75-75 75h-70-4-71-70-4-70-71-4-70-71-4-70-70-5-70-70-4-71-70v140h70c42 0 75 33 75 75v70h140 5 140 4 141 4 71c41 0 74 33 74 75v70 4 141 4 70c0 43-33 75-74 75-43 0-75-32-75-75v-70h-70-71-4-70-70-5-70-70v141 4 70c0 43-33 75-75 75-43 0-74-32-74-75v-70-4-141-4-141-4-141h-71c-43 0-74-32-74-74v-70-5-140-4-141-4-141-4-141-4-141-4-140-5-140h-70-71v70c0 42-32 75-74 75-43 0-76-33-76-75v-70h-69c-43 0-76-33-76-75v-70-4-71c0-42 33-74 76-74h69 5 71c42 0 74 32 74 74v71h141v-141h-70c-43 0-75-33-75-74v-71h-70-71-5-69c-43 0-76-32-76-74 0-43 33-75 76-75h69 5 141 4 141v-141h-70c-43 0-75-32-75-74v-70h-70c-43 0-76-33-76-75 0-43 33-74 76-74h70v-71c0-43 32-74 75-74 41 0 74 31 74 74v71 4 141h70c42 0 75 31 75 74v70 4 141h141 4 140v-70c0-43 32-75 75-75h70v-70c0-43 32-74 75-74 42 0 74 31 74 74v70h141v-70c0-43 31-74 74-74h71 4 141v-141h-71-70-4-71-70v70c0 42-33 75-74 75-43 0-75-33-75-75v-70h-70-71-4-70c-43 0-75-33-75-75v-70zM9271 5074v-4-141-4-141h-70-70-5-70-70-4-71-70v141 4 141 4 141h141 4 140 5 140zM8982 4060h-71-70v141h141zM149 3406c0 13-4 27-10 38-7 11-17 19-28 26s-24 11-37 11-25-4-37-11-21-15-27-26c-7-11-10-25-10-38s3-26 10-37c6-12 15-22 27-28s24-9 37-9 26 3 37 9 21 16 28 28c6 11 10 24 10 37zM438 3406c0 13-3 27-9 38-7 11-16 19-28 26-11 7-24 11-37 11s-27-4-38-11-20-15-26-26c-7-11-11-25-11-38s3-26 11-37c6-12 15-22 26-28s24-9 38-9c13 0 26 3 37 9 12 6 21 16 28 28 6 11 9 24 9 37zM724 3481h-71c-42 0-74-33-74-75 0-43 32-74 74-74h71 4 70c43 0 75 31 75 74 0 42-32 75-75 75h-70zM3477 3481h-71c-43 0-74-33-74-75 0-43 31-74 74-74h71 4 70c42 0 75 31 75 74 0 42-33 75-75 75h-70zM6088 3406c0 13-3 27-10 38s-16 19-27 26-25 11-38 11-25-4-37-11-21-15-27-26c-7-11-10-25-10-38s3-26 10-37c7-12 15-22 27-28s24-9 37-9c14 0 27 3 38 9s20 16 27 28c7 11 10 24 10 37zM8986 3406c0 13-4 27-11 38-6 11-16 19-27 26s-24 11-37 11c-14 0-26-4-37-11-12-7-22-15-28-26s-9-25-9-38 3-26 9-37c6-12 16-22 28-28 11-6 24-9 37-9s26 3 37 9 21 16 27 28c7 11 11 24 11 37zM1018 3551c0 13-4 26-10 37-7 11-17 21-28 27-11 7-24 11-37 11-12 0-25-4-37-11-11-6-21-16-27-27-7-11-10-24-10-37s3-26 10-37c6-12 16-21 27-28 12-6 25-9 37-9 13 0 26 3 37 9 11 7 21 16 28 28 6 11 10 24 10 37zM1307 3551c0 13-3 26-9 37s-16 21-28 27c-11 7-23 11-37 11-13 0-26-4-37-11-11-6-21-16-27-27-7-11-11-24-11-37s4-26 11-37c6-12 16-21 27-28 11-6 24-9 37-9s26 3 37 9c12 7 22 16 28 28 6 11 9 24 9 37zM2462 3622v-71c0-43 32-74 75-74 42 0 75 31 75 74v71 4 140 4 71c0 42-33 74-75 74-43 0-75-32-75-74v-71-4-140zM74 3770c-42 0-74-32-74-74 0-43 32-74 74-74h70 5 140 4 71c43 0 74 31 74 74 0 42-31 74-74 74h-71v141 4 141h141v-70c0-43 33-75 75-75s74 32 74 75v70 4 71c0 41-32 74-74 74h-71v141h141v-71c0-42 32-74 74-74 43 0 75 32 75 74v71 4 70c0 42-32 75-75 75h-70-4-70-71v140h141 4 141 4 141 4 140 5 140v-140-4-71c0-42 33-74 75-74 43 0 74 32 74 74v71h71c43 0 74 32 74 74v70 5 70c0 42-31 74-74 74h-71v141 4 141h141 4 70c43 0 76 32 76 74v71h140 5 69c43 0 76 32 76 74v71 4 70c0 42-33 75-76 75h-69v70c0 42-33 74-76 74h-69-5-71c-42 0-74-32-74-74v-70-5-140-4-141h-70-71v70c0 42-31 75-74 75h-71v140h71c43 0 74 33 74 75s-31 74-74 74h-71-4-70-70-5-70-70-4-71-70v141h141 4 140 5 140 4 141 4 141 4 70c43 0 76 33 76 75v70h69c43 0 76 32 76 74 0 43-33 75-76 75h-69v141 4 70c0 43-33 75-76 75h-70v70c0 43-31 74-74 74-42 0-75-31-75-74v-70-5-140h-70c-42 0-75-32-75-75 0-42 33-74 75-74h70 4 141v-141h-70-71-4-70-71-4-70-70-5-70-70-4-71-70v70c0 43-32 75-75 75h-70-4-70c-42 0-75-32-75-75 0-42 33-74 75-74h70v-141-4-141h-70c-42 0-75-32-75-74s33-75 75-75h70v-140-4-141h-70-71-4-70-71v141h71c43 0 74 32 74 74s-31 75-74 75h-71-4-70c-42 0-75-33-75-75v-70-4-141-4-141-4-141-4-70c0-42 33-75 75-75s74 33 74 75v70 4 141h141 4 141v-141h-70c-42 0-75-32-75-74v-71h-70c-42 0-75-32-75-74v-70-5-140-4-141h-70c-42 0-75-33-75-75v-70h-70c-42 0-74-33-74-74v-71-4-70c0-43 32-75 74-75h70v-141zM1013 5364h-70-70-4-71-70v140h141 4 140zM1158 5074v-4-141-4-141h-70-70-5-70-70-4-71-70v141 4 141 4 141h141 4 140 5 140zM653 3770c-42 0-74-32-74-74 0-43 32-74 74-74h71 4 70c43 0 75 31 75 74v70h140v-70c0-43 33-74 75-74 43 0 74 31 74 74v70 4 71c0 42-31 74-74 74h-70-5-70-70v71c0 42-32 74-75 74-42 0-74-32-74-74v-71-4-141zM6808 3770h-70c-42 0-75-32-75-74 0-43 33-74 75-74h70 4 70c43 0 75 31 75 74 0 42-32 74-75 74h-70zM8406 3696c0 12-3 26-10 37-6 11-16 21-27 27-12 7-24 10-37 10-14 0-26-3-37-10-12-6-22-16-28-27s-11-25-11-37c0-13 5-27 11-37 6-12 16-21 28-28 11-6 23-9 37-9 12 0 25 3 37 9 11 7 21 16 27 28 7 10 10 24 10 37zM2896 3911v-70c0-43 33-75 76-75h70 4 141 4 141 4 70c42 0 75 32 75 75v70 4 71c0 42-33 74-75 74h-70v141 4 141 4 70c0 42-33 75-75 75s-74-33-74-75v-70h-70c-43 0-75-33-75-75s32-74 75-74h70v-141h-70-71-4-70c-43 0-76-32-76-74v-71zM7751 3915c-41 0-74-32-74-74 0-43 33-75 74-75h71 5 70c42 0 75 32 75 75v70h70c42 0 75 32 75 75 0 42-33 74-75 74h-70v71c0 41-33 74-75 74-43 0-75-33-75-74v-71-4-141zM1158 4056v-70c0-43 33-75 75-75 43 0 74 32 74 75v70h71c43 0 74 33 74 75 0 41-31 74-74 74h-71-4-70c-42 0-75-33-75-74v-71zM6663 4060h-70c-42 0-75-32-75-74 0-43 33-75 75-75h70 4 71c43 0 74 32 74 75 0 42-31 74-74 74h-71zM7172 4060c-42 0-74-32-74-74 0-43 32-75 74-75h71 5 139 5 140 5 70c43 0 75 32 75 75 0 42-32 74-75 74h-70-5-70-70v141 4 70c0 42-32 75-75 75h-69-5-71c-42 0-74-33-74-75s32-74 74-74h71v-141zM10000 3986c0 13-4 25-11 37-6 12-16 21-27 27-11 7-24 10-37 10s-26-3-37-10c-12-6-21-15-28-27-6-12-9-24-9-37 0-14 3-27 9-38 7-11 16-20 28-27 11-7 24-10 37-10s26 3 37 10 21 16 27 27c7 11 11 24 11 38zM1018 4131c0 13-4 26-10 37-7 11-17 21-28 27-11 7-24 10-37 10-12 0-25-3-37-10-11-6-21-16-27-27-7-11-10-24-10-37 0-14 3-27 10-38 6-11 16-21 27-28 12-7 25-9 37-9 13 0 26 2 37 9s21 17 28 28c6 11 10 24 10 38zM2607 4201v-70c0-42 32-75 75-75h71 4 70c42 0 74 33 74 75v70 4 141h71c42 0 74 32 74 74v71h71c42 0 74 32 74 74s-32 75-74 75h-71v70c0 42-32 74-74 74h-71-5-69c-43 0-74-32-74-74s31-75 74-75h69v-140h-69c-43 0-74-33-74-75v-70h-71c-43 0-75-33-75-75v-70zM6808 4201v-70c0-42 33-75 74-75h71 4 70c43 0 76 33 76 75 0 41-33 74-76 74h-70v141h70c43 0 76 32 76 74s-33 75-76 75h-70v140h141v-70c0-42 32-74 74-74h71 5 139 5 140v-71c0-42 33-74 75-74h70 5 140 5 70c42 0 75 32 75 74s-33 75-75 75h-70v70c0 42-33 75-76 75h-69-5-70-70v140h140 5 69c43 0 76 33 76 75s-33 74-76 74h-69v71c0 41-32 74-75 74h-70-5-70-70v70c0 42-32 75-75 75-42 0-74-33-74-75v-70-4-70c0-42 32-75 74-75h70v-141h-70-69-5-71-69-5-71-70v141 4 141 4 141h141 5 69c43 0 76 32 76 74v71 4 140h139 5 70c43 0 75 33 75 75s-32 74-75 74h-70-5-70-69-5-71-69-5-71c-42 0-74-32-74-74v-70-5-140h-71c-41 0-74-33-74-75v-70-4-141-4-141-4-141-4-140-5-140h-70c-42 0-75-33-75-75s33-74 75-74h70v-141zM9706 4201v-70c0-42 32-75 74-75s75 33 75 75v70 4 70c0 42-33 75-75 75s-74-33-74-75v-70zM1743 4275c0 14-5 27-11 38s-16 20-28 26c-11 7-23 11-37 11-13 0-25-4-37-11-11-6-21-15-27-26-7-11-10-24-10-38 0-13 3-26 10-37 6-12 16-21 27-28 12-7 25-9 37-9 14 0 26 2 37 9 12 7 22 16 28 28 6 11 11 24 11 37zM6667 4275c0 14-3 27-9 38s-16 20-28 26c-11 7-23 11-37 11-13 0-26-4-37-11-11-6-21-15-27-26-7-11-11-24-11-38 0-13 4-26 11-37 6-12 16-21 27-28s24-9 37-9 26 2 37 9c12 7 22 16 28 28 6 11 9 24 9 37zM8117 4275c0 14-5 27-11 38s-16 20-27 26c-12 7-24 11-37 11-14 0-26-4-38-11-11-6-21-15-27-26s-10-24-10-38c0-13 4-26 10-37 6-12 16-21 27-28 12-7 25-9 38-9s25 2 37 9c11 7 21 16 27 28 6 11 11 24 11 37zM0 4491v-71c0-42 32-74 74-74s75 32 75 74v71 4 70c0 42-33 75-75 75s-74-33-74-75v-70zM1018 4420c0 14-4 26-10 37-7 11-17 21-28 27-11 7-24 11-37 11-12 0-25-4-37-11-11-6-21-16-27-27-7-11-10-23-10-37 0-13 3-26 10-37 6-12 16-21 27-28 12-6 25-9 37-9 13 0 26 3 37 9 11 7 21 16 28 28 6 11 10 24 10 37zM1888 4420c0 14-5 26-11 37s-16 21-28 27c-11 7-24 11-37 11-12 0-25-4-37-11-11-6-21-16-27-27-7-11-10-23-10-37 0-13 3-26 10-37 6-12 16-21 27-28 12-6 25-9 37-9 13 0 26 3 37 9 12 7 22 16 28 28 6 11 11 24 11 37zM2612 4420c0 14-4 26-11 37s-15 21-26 27c-11 7-25 11-38 11-14 0-26-4-38-11-11-6-21-16-27-27s-10-23-10-37c0-13 4-26 10-37 6-12 16-21 27-28 12-6 25-9 38-9s27 3 38 9c11 7 20 16 26 28 8 11 11 24 11 37zM10000 4420c0 14-4 26-11 37-6 11-16 21-27 27-11 7-24 11-37 11s-26-4-37-11c-12-6-21-16-28-27-6-11-9-23-9-37 0-13 3-26 9-37 7-12 16-21 28-28 11-6 24-9 37-9s26 3 37 9c11 7 21 16 27 28 7 11 11 24 11 37zM1593 4635v-70c0-42 32-74 74-74 43 0 76 32 76 74v70h139 6 69c43 0 75 33 75 75s-32 74-75 74h-69-6-70-69-5-71c-42 0-74-32-74-74v-70zM2172 4640h-70c-42 0-75-33-75-75s33-74 75-74h70 5 71c42 0 74 32 74 74s-32 75-74 75h-71zM6667 4565c0 13-3 26-9 37s-16 21-28 27c-11 7-23 11-37 11-13 0-26-4-37-11-11-6-21-16-27-27-7-11-11-24-11-37s4-25 11-37c6-12 16-21 27-28 11-6 24-9 37-9s26 3 37 9c12 7 22 16 28 28s9 24 9 37zM2392 4784c-42 0-75-32-75-74s33-75 75-75h70 5 70c42 0 75 33 75 75v70h70c42 0 75 33 75 75v70h70c42 0 74 33 74 75 0 41-32 74-74 74h-70-4-71c-43 0-75-33-75-74v-71h-70c-43 0-75-32-75-74v-71zM3336 4710c0 13-3 25-10 37s-16 21-27 28c-11 6-25 9-38 9-14 0-26-3-37-9-12-7-21-16-28-28s-9-24-9-37 3-27 9-37c7-12 16-21 28-28 11-6 24-10 37-10s27 4 38 10c11 7 20 16 27 28 7 10 10 24 10 37zM8256 4780v-70c0-42 33-75 76-75 42 0 74 33 74 75v70h71c42 0 74 33 74 75s-32 74-74 74h-71v141h71c42 0 74 32 74 74v71 4 70c0 42-32 75-74 75-43 0-76-33-76-75v-70h-69c-43 0-76-33-76-75v-70h-69c-43 0-75-33-75-74 0-42 32-75 75-75h69v-141zM1957 5219c-42 0-75-33-75-75s33-74 75-74h70v-70c0-42 33-75 75-75h70v-70c0-42 33-75 76-75 42 0 74 33 74 75v70h70c42 0 75 33 75 75v70 4 141h140 5 141 4 139 5 141v-71c0-42 32-74 75-74 42 0 74 32 74 74v71 4 141 4 140 5 70c0 42-32 74-74 74h-71-4-70-71-5-69-70-4-71c-43 0-75-32-75-74s32-75 75-75h71 4 139v-140h-69-70-4-71-70-5-70-70v70c0 42-33 75-75 75s-75-33-75-75v-70-4-141-4-141h-69-71v141 4 70c0 42-32 75-75 75-42 0-75-33-75-75v-70zM3191 4855c0 13-3 25-10 37s-16 21-27 28c-12 6-24 9-37 9-14 0-27-3-38-9-12-7-20-16-27-28s-10-24-10-37c0-14 3-26 10-38 6-11 15-20 27-27 11-6 24-10 38-10 12 0 25 4 37 10 11 7 20 16 27 27 7 12 10 24 10 38zM6667 4855c0 13-3 25-9 37s-16 21-28 28c-11 6-23 9-37 9-13 0-26-3-37-9-11-7-21-16-27-28-7-12-11-24-11-37 0-14 4-26 11-38 6-11 16-20 27-27 11-6 24-10 37-10s26 4 37 10c12 7 22 16 28 27 6 12 9 24 9 38zM8117 4855c0 13-5 25-11 37s-16 21-27 28c-12 6-24 9-37 9-14 0-26-3-38-9-11-7-21-16-27-28s-10-24-10-37c0-14 4-26 10-38 6-11 16-20 27-27 12-6 25-10 38-10s25 4 37 10c11 7 21 16 27 27 6 12 11 24 11 38zM9851 4925v-70c0-42 32-75 74-75s75 33 75 75v70 4 71c0 41-33 74-75 74s-74-33-74-74v-71zM1018 5000c0 13-4 25-10 37-7 12-17 21-28 28-11 6-24 9-37 9-12 0-25-3-37-9-11-7-21-16-27-28-7-12-10-24-10-37 0-14 3-26 10-38 6-11 16-20 27-27 12-6 25-10 37-10 13 0 26 4 37 10 11 7 21 16 28 27 6 12 10 24 10 38zM1743 5000c0 13-5 25-11 37s-16 21-28 28c-11 6-23 9-37 9-13 0-25-3-37-9-11-7-21-16-27-28-7-12-10-24-10-37 0-14 3-26 10-38 6-11 16-20 27-27 12-6 25-10 37-10 14 0 26 4 37 10 12 7 22 16 28 27 6 12 11 24 11 38zM3336 5000c0 13-3 25-10 37s-16 21-27 28c-11 6-25 9-38 9-14 0-26-3-37-9-12-7-21-16-28-28s-9-24-9-37c0-14 3-26 9-38 7-11 16-20 28-27 11-6 24-10 37-10s27 4 38 10c11 7 20 16 27 27 7 12 10 24 10 38zM7972 5000c0 13-4 25-11 37s-15 21-26 28c-12 6-25 9-38 9-14 0-26-3-38-9-11-7-21-16-27-28s-10-24-10-37c0-14 4-26 10-38 6-11 16-20 27-27 12-6 25-10 38-10s27 4 38 10c11 7 20 16 26 27 7 12 11 24 11 38zM9131 5000c0 13-4 25-11 37-6 12-16 21-27 28-11 6-25 9-37 9-13 0-26-3-37-9-12-7-21-16-28-28-6-12-9-24-9-37 0-14 3-26 9-38 7-11 16-20 28-27 11-6 24-10 37-10 12 0 26 4 37 10 11 7 21 16 27 27 7 12 11 24 11 38zM6667 5144c0 14-3 27-9 38s-16 20-28 27c-11 6-23 10-37 10-13 0-26-4-37-10-11-7-21-16-27-27-7-11-11-24-11-38 0-13 4-25 11-37 6-12 16-21 27-28 11-6 24-9 37-9s26 3 37 9c12 7 22 16 28 28s9 24 9 37zM7827 5144c0 14-3 27-10 38s-16 20-27 27c-12 6-25 10-39 10-13 0-25-4-37-10-11-7-20-16-27-27s-10-24-10-38c0-13 4-25 10-37 7-12 16-21 27-28 12-6 25-9 37-9 14 0 27 3 39 9 11 7 20 16 27 28 6 12 10 24 10 37zM7537 5289c0 14-4 26-10 37s-16 21-27 28c-12 6-24 10-38 10-13 0-25-4-37-10-11-7-21-17-27-28s-11-23-11-37c0-13 5-25 11-37s16-21 27-28c12-6 24-9 37-9s26 3 38 9c11 7 21 16 27 28s10 24 10 37zM6667 5434c0 13-3 26-9 37s-16 21-28 28c-11 6-23 10-37 10-13 0-26-4-37-10-11-7-21-17-27-28-7-11-11-24-11-37s4-25 11-37c6-12 16-21 27-27 11-7 24-10 37-10s26 3 37 10c12 6 22 15 28 27s9 24 9 37zM7827 5434c0 13-3 26-10 37s-16 21-27 28c-12 6-25 10-39 10-13 0-25-4-37-10-11-7-20-17-27-28s-10-24-10-37 4-25 10-37c7-12 16-21 27-27 12-7 25-10 37-10 14 0 27 3 39 10 11 6 20 15 27 27 6 12 10 24 10 37zM8117 5434c0 13-5 26-11 37s-16 21-27 28c-12 6-24 10-37 10-14 0-26-4-38-10-11-7-21-17-27-28s-10-24-10-37 4-25 10-37 16-21 27-27c12-7 25-10 38-10s25 3 37 10c11 6 21 15 27 27s11 24 11 37zM9780 5653h-70-4-71c-43 0-74-32-74-74s31-75 74-75h71 4 141v-70c0-42 32-74 74-74s75 32 75 74v70 5 140 4 141 4 71c0 43-33 74-75 74s-74-31-74-74v-71-4-141zM3481 5579c0 13-4 26-11 37-7 12-15 21-26 28-11 6-25 9-38 9-14 0-26-3-37-9-12-7-22-16-28-28-6-11-9-24-9-37s3-26 9-37c6-12 16-21 28-27 11-7 24-11 37-11s27 4 38 11c11 6 20 15 26 27 8 11 11 24 11 37zM7822 5649v-70c0-42 32-75 75-75 42 0 75 33 75 75v70 4 71c0 42-33 74-75 74-43 0-75-32-75-74v-71zM8112 5794v-70c0-42 32-75 75-75h69v-70c0-42 33-75 76-75h69 5 71c42 0 74 33 74 75s-32 74-74 74h-71v71c0 42-32 74-74 74h-71v71c0 43-32 74-74 74-43 0-75-31-75-74v-71zM1882 5943h-70c-42 0-74-31-74-74 0-42 32-75 74-75h70v-70c0-42 33-75 75-75 43 0 75 33 75 75v70h70c43 0 75 33 75 75v70 4 70c0 43-32 75-75 75-42 0-75-32-75-75v-70h-70-69zM2612 5724c0 13-4 26-11 37-7 12-15 21-26 28-11 6-25 9-38 9-14 0-26-3-38-9-11-7-21-16-27-28-6-11-10-24-10-37 0-14 4-26 10-37 6-12 16-21 27-27 12-7 25-11 38-11s27 4 38 11c11 6 20 15 26 27 8 11 11 23 11 37zM6518 5794v-70c0-42 33-75 75-75 43 0 74 33 74 75v70 4 71c0 43-31 74-74 74-42 0-75-31-75-74v-71zM8696 5724c0 13-3 26-10 37-7 12-16 21-27 28-11 6-24 9-37 9-14 0-27-3-38-9-12-7-21-16-28-28-7-11-9-24-9-37 0-14 3-26 9-37 7-12 16-21 28-27 11-7 24-11 38-11 12 0 26 4 37 11 11 6 20 15 27 27 7 11 10 23 10 37zM0 5939v-70c0-42 32-75 74-75h70 5 70c42 0 74 33 74 75v70 4 141h71c43 0 74 32 74 74 0 43-31 75-74 75h-71-4-70-70v140h140 4 71c43 0 74 33 74 75 0 43-31 74-74 74h-71v71c0 43-32 74-74 74s-75-31-75-74v-71h-70c-42 0-74-31-74-74v-70-5-140-4-141-4-141zM2607 5939v-70c0-42 32-75 75-75h71 4 70c42 0 74 33 74 75v70 4 70c0 43-32 75-74 75h-70-4-71c-43 0-75-32-75-75v-70zM3332 5939v-70c0-42 31-75 74-75 42 0 75 33 75 75v70 4 141 4 70c0 43-33 75-75 75h-70v140 5 70c0 43-33 74-75 74s-74-31-74-74v-70-5-140h-70c-43 0-75-32-75-75v-70-4-71c0-42 32-74 75-74 42 0 74 32 74 74v71h141v-141zM6808 5939v-70c0-42 33-75 74-75h71 4 141 5 140 5 139 5 70c43 0 75 33 75 75 0 43-32 74-75 74h-70-5-70-69-5-71-69-5-71-70v141 4 141h141 5 140v-71c0-42 32-74 74-74h70 5 70c43 0 75 32 75 74 0 43-32 75-75 75h-70v140 5 70c0 43-32 74-75 74h-69v141h139v-70c0-42 33-75 75-75h70 5 140 5 140 5 70c42 0 75 33 75 75 0 43-33 74-75 74h-70-5-71-69-5-70-70v141h140 5 140 5 70c42 0 75 33 75 74 0 43-33 75-75 75h-70v141h140 5 140v-141-4-71c0-41 32-74 75-74 42 0 74 33 74 74v71h71c42 0 74 32 74 74 0 43-32 76-74 76h-71v140 5 139h71c42 0 74 33 74 75 0 43-32 75-74 75h-71-5-69c-43 0-75-32-75-75v-70h-70c-43 0-75-32-75-75v-69h-70-70-5-71-69-5-70c-42 0-75-33-75-76v-69h-70c-42 0-75-33-75-76v-70h-70-69v70c0 43-33 76-76 76h-69v140h69c43 0 76 32 76 74v70h139v-70c0-42 33-74 75-74 43 0 75 32 75 74v70h140 5 69c43 0 76 33 76 75v70 5 70c0 43-33 75-76 75-41 0-74-32-74-75v-70h-70-70v140 5 69c0 43-32 76-75 76h-70-5-70-69v140 5 70c0 42-33 75-76 75-42 0-74-33-74-75v-70-5-140-5-140-5-140h-71-70-4-71-70v70c0 43-31 75-74 75h-71-4-70c-42 0-75-32-75-75v-70h-70-70v70c0 43-32 75-75 75-42 0-74-32-74-75v-70-5-140h-71c-42 0-74-32-74-75 0-42 32-74 74-74h71 4 70c43 0 75 32 75 74v70h140 4 141 4 141 4 141v-139h-71-70-4-70-71-4-70c-42 0-75-33-75-76v-69-5-71c0-42 33-74 75-74h70v-141h-70c-42 0-75-31-75-74 0-42 33-75 75-75h70 4 71c43 0 74 33 74 75v70h141v-141h-71c-41 0-74-31-74-74 0-42 33-75 74-75h71v-140h-71c-41 0-74-32-74-75v-70h-70c-42 0-75-32-75-75 0-42 33-74 75-74h70v-141zM6953 6957h-71-70v141h141zM7827 5869c0 13-3 26-10 37-7 12-16 21-27 28-12 7-25 9-39 9-13 0-25-2-37-9-11-7-20-16-27-28-7-11-10-24-10-37 0-14 4-26 10-38 7-11 16-20 27-26 12-7 25-11 37-11 14 0 27 4 39 11 11 6 20 15 27 26 6 12 10 24 10 38zM7897 6088c-43 0-75-32-75-75 0-42 32-74 75-74h70 5 70c42 0 75 32 75 74v71h139v-71c0-42 33-74 76-74 42 0 74 32 74 74v71h71c42 0 74 32 74 74v71 4 140 5 140h71c41 0 74 33 74 75 0 43-33 74-74 74h-71-4-70c-43 0-76-31-76-74v-71h-69-71-5-69c-43 0-75-31-75-74v-70-5-140h-70c-43 0-75-32-75-75v-70zM8401 6233h-69-71v140h140zM9855 6013c0 14-4 27-11 38-6 11-16 20-27 27s-24 10-37 10-26-3-37-10c-12-7-21-16-28-27-6-11-9-24-9-38 0-13 3-25 9-37 7-12 16-21 28-27 11-7 24-10 37-10 14 0 26 3 37 10 11 6 21 15 27 27 7 12 11 24 11 37zM1018 6158c0 14-4 26-10 37-7 11-17 21-28 28-11 6-24 10-37 10-12 0-25-4-37-10-11-7-21-17-27-28-7-11-10-23-10-37 0-13 3-25 10-37 6-11 16-21 27-27 12-7 25-10 37-10 13 0 26 3 37 10 11 6 21 16 28 27 6 12 10 24 10 37zM1738 6229v-71c0-42 32-74 74-74h70 6 69c43 0 75 32 75 74v71h140 5 71c42 0 74 32 74 74 0 43-32 75-74 75h-71v140 4 141h71c42 0 74 33 74 75v70 4 70c0 43-32 75-74 75-43 0-76-32-76-75v-70h-70-70v141h70c43 0 75 32 75 74 0 43-32 76-75 76h-70v140 5 139h140 5 140v-70c0-42 33-74 75-74s75 32 75 74v70h140v-70c0-42 32-74 75-74 42 0 75 32 75 74v70 5 70c0 43-33 75-75 75h-70-5-70-70-5-70-70v140h140 5 140 5 70c42 0 75 33 75 74 0 43-33 76-75 76h-70-5-70-70v140h70c42 0 75 32 75 75 0 42-33 75-75 75h-70-5-70-70-5-69c-43 0-76-33-76-75 0-43 33-75 76-75h69v-140h-69-71v70c0 42-32 75-75 75-42 0-75-33-75-75v-70h-70c-42 0-75-33-75-76v-69h-70c-42 0-74-32-74-75v-70h-71c-42 0-74-32-74-75 0-42 32-75 74-75h71 5 139v-139h-70c-42 0-74-33-74-76v-69-5-141h-71c-42 0-74-32-74-75 0-41 32-74 74-74h71 5 139v-70c0-42 33-75 75-75h70v-141-4-140h-70-69v70c0 43-33 74-76 74-42 0-74-31-74-74v-70-5-140zM2172 7537h-70-70v140h140zM2392 6233c-42 0-75-32-75-75 0-42 33-74 75-74h70 5 70c42 0 75 32 75 74v71h70c42 0 75 32 75 74 0 43-33 75-75 75h-70-5-70c-43 0-75-32-75-75v-70zM7677 6378h-70c-42 0-75-32-75-75 0-42 33-74 75-74h70v-71c0-42 33-74 74-74 43 0 76 32 76 74v71 4 70c0 43-33 75-76 75h-69zM9420 6158c0 14-3 26-10 37-6 11-15 21-27 28-12 6-24 10-37 10s-27-4-38-10c-11-7-20-17-27-28s-10-23-10-37c0-13 3-25 10-37 7-11 16-21 27-27 11-7 24-10 38-10 13 0 25 3 37 10 12 6 21 16 27 27 7 12 10 24 10 37zM9561 6229v-71c0-42 31-74 74-74 42 0 75 32 75 74v71 4 140 5 70c0 43-33 74-75 74h-70-4-70-71-4-70c-43 0-75-31-75-74 0-42 32-75 75-75h70 4 141v-140zM10000 6158c0 14-4 26-11 37-6 11-16 21-27 28-11 6-24 10-37 10s-26-4-37-10c-12-7-21-17-28-28-6-11-9-23-9-37 0-13 3-25 9-37 7-11 16-21 28-27 11-7 24-10 37-10s26 3 37 10c11 6 21 16 27 27 7 12 11 24 11 37zM583 6303c0 13-2 26-9 37s-16 21-28 28c-11 6-24 10-37 10s-27-4-38-10c-11-7-19-17-26-28s-11-24-11-37c0-12 3-25 11-37 6-11 15-21 26-27 11-7 24-10 38-10 13 0 26 3 37 10 12 6 20 16 28 27 6 12 9 25 9 37zM943 6522h-70v141h140v-141zM869 6812h-71-70v70c0 43-32 75-75 75h-70-4-70-71v141h71c42 0 74 32 74 74v71 5 69c0 43-32 75-74 75s-75-32-75-75v-69h-70c-42 0-75-33-75-76v-69h-70c-42 0-75-33-75-76v-70h-70c-42 0-74-32-74-75 0-41 32-74 74-74h70 5 140 4 141v-141-4-70c0-42 33-75 75-75h70 4 141v-70c0-42 32-75 74-75h71 4 140v-70c0-42 33-74 75-74 43 0 74 32 74 74v70 5 140h71c43 0 74 33 74 75 0 43-31 74-74 74h-71v141h71c43 0 74 33 74 74v71 4 70c0 43-31 76-74 76-42 0-75-33-75-76v-70h-70c-42 0-75-32-75-75v-70h-70-70zM3046 6303c0 13-3 26-10 37-6 11-16 21-27 28-12 6-24 10-37 10-14 0-26-4-37-10-12-7-22-17-28-28s-11-24-11-37c0-12 5-25 11-37 6-11 16-21 28-27 11-7 23-10 37-10 12 0 25 3 37 10 11 6 21 16 27 27 7 12 10 25 10 37zM9126 6378h-70c-43 0-74-32-74-75 0-42 31-74 74-74h70 5 70c42 0 74 32 74 74 0 43-32 75-74 75h-70zM2317 6518v-70c0-42 33-75 75-75s75 33 75 75v70 4 71c0 43-33 74-75 74s-75-31-75-74v-71zM2901 6448c0 13-3 26-10 37-6 12-16 21-27 28-12 6-25 9-37 9-13 0-26-3-37-9-12-7-22-16-28-28-6-11-9-24-9-37 0-12 3-26 9-37s16-21 28-27c11-7 24-11 37-11 12 0 25 4 37 11 11 6 21 16 27 27 7 11 10 25 10 37zM6663 6522h-70c-42 0-75-31-75-74 0-42 33-75 75-75h70 4 71c43 0 74 33 74 75 0 43-31 74-74 74h-71zM8837 6518v-70c0-42 31-75 74-75 42 0 75 33 75 75v70 4 71c0 43-33 74-75 74-43 0-74-31-74-74v-71zM1743 6593c0 13-5 26-11 37-6 12-16 22-28 28-11 6-23 9-37 9-13 0-25-3-37-9-11-6-21-16-27-28-7-11-10-24-10-37s3-26 10-37c6-11 16-21 27-27 12-7 25-11 37-11 14 0 26 4 37 11 12 6 22 16 28 27s11 24 11 37zM2607 6663v-70c0-42 32-75 75-75 42 0 75 33 75 75v70 4 141 4 70c0 43-33 75-75 75-43 0-75-32-75-75v-70-4-141zM2896 6663v-70c0-42 33-75 76-75h70 4 71c42 0 74 33 74 75v70 4 71c0 43-32 74-74 74h-71v141 4 70c0 43-32 76-74 76h-71-5-69c-43 0-74-33-74-76 0-42 31-74 74-74h69v-141-4-141zM3477 6663v-70c0-42 31-75 74-75h71 4 70c42 0 74 33 74 75v70h71c42 0 74 33 74 75 0 43-32 74-74 74h-71v70c0 43-32 75-74 75h-70v141h70c42 0 74 32 74 74v71h71c42 0 74 32 74 74v70h71c42 0 74 33 74 75v70 5 70c0 43-32 75-74 75h-71-4-70-71v140 5 70c0 42-32 75-74 75h-70v140h70c42 0 74 32 74 75v69 5 71c0 42-32 74-74 74h-70-4-71c-43 0-74-32-74-74v-71h-71-70v140 5 71c0 42-33 74-75 74s-74-32-74-74v-71h-70-71v71c0 42-32 74-74 74h-71v141 4 70c0 42-32 75-74 75-43 0-74-33-74-75v-70h-71c-43 0-75-33-75-74v-71-4-141-5-140-5-69c0-43 32-75 75-75 42 0 75 32 75 75v69h139v-69c0-43 33-75 76-75 42 0 74 32 74 75v69h141v-69c0-43 32-75 74-75h71 4 141v-140h-71c-43 0-74-33-74-75 0-43 31-75 74-75h71 4 141v-140-5-70c0-42 31-75 74-75h70v-140h-70c-43 0-74-32-74-75v-69h-71c-43 0-74-33-74-76v-69h-71-70-4-71c-42 0-74-33-74-76 0-42 32-74 74-74h71v-71c0-41 31-74 74-74h71v-141zM4205 6593c0 13-3 26-10 37-6 12-16 22-27 28s-24 9-37 9-27-3-38-9-21-16-28-28c-7-11-9-24-9-37s3-26 9-37c8-11 17-21 28-27 11-7 24-11 38-11 13 0 26 4 37 11 11 6 20 16 27 27s10 24 10 37zM4201 6957h-70c-42 0-75-32-75-75 0-41 33-74 75-74h70v-70c0-42 32-75 74-75h71v-70c0-42 32-75 74-75h71 4 70c42 0 75 33 75 75v70 4 141 4 70c0 43-33 75-75 75h-70v70c0 43-33 76-75 76s-74-33-74-76v-70h-71-70zM4780 6663v-70c0-42 33-75 75-75s74 33 74 75v70h71c41 0 74 33 74 75v70 4 70c0 43-33 75-74 75-42 0-75-32-75-75v-70h-70c-42 0-75-31-75-74v-71zM5215 6663v-70c0-42 32-75 74-75h71 4 140 5 140 4 141 4 141 4 70c43 0 75 33 75 75v70 4 141h141 4 140 5 70c43 0 74 33 74 74 0 43-31 75-74 75h-70-5-70-70-4-71-70-4-71c-42 0-74-32-74-75v-70h-70c-42 0-75-31-75-74v-71h-70-71v71c0 43-32 74-74 74s-75-31-75-74v-71h-70-70v71c0 43-33 74-75 74s-74-31-74-74v-71zM6522 6593c0 13-3 26-9 37-7 12-16 22-28 28-11 6-24 9-37 9-12 0-26-3-37-9s-21-16-27-28c-7-11-11-24-11-37s4-26 11-37c6-11 16-21 27-27 11-7 25-11 37-11 13 0 26 4 37 11 12 6 21 16 28 27 6 11 9 24 9 37zM10000 6593c0 13-4 26-11 37-6 12-16 22-27 28s-24 9-37 9-26-3-37-9c-12-6-21-16-28-28-6-11-9-24-9-37s3-26 9-37c7-11 16-21 28-27 11-7 24-11 37-11s26 4 37 11c11 6 21 16 27 27 7 11 11 24 11 37zM1448 6812h-70c-42 0-75-31-75-74 0-42 33-75 75-75h70 4 70c43 0 76 33 76 75 0 43-33 74-76 74h-70zM8117 6738c0 13-5 26-11 37-6 12-16 21-27 28-12 7-24 9-37 9-14 0-26-2-38-9-11-7-21-16-27-28-6-11-10-24-10-37s4-26 10-38c6-10 16-19 27-26 12-7 25-11 38-11s25 4 37 11c11 7 21 16 27 26 6 12 11 25 11 38zM8406 6738c0 13-3 26-10 37-6 12-16 21-27 28-12 7-24 9-37 9-14 0-26-2-37-9-12-7-22-16-28-28-6-11-11-24-11-37s5-26 11-38c6-10 16-19 28-26 11-7 23-11 37-11 12 0 25 4 37 11 11 7 21 16 27 26 7 12 10 25 10 38zM8622 6957c-43 0-75-32-75-75 0-41 32-74 75-74h70v-70c0-42 31-75 74-75 42 0 75 33 75 75v70 4 141 4 141h70c42 0 75 32 75 74v71 5 69c0 43-33 75-75 75-43 0-74-32-74-75v-69h-71c-43 0-74-33-74-76v-69-5-141zM9056 6957c-43 0-74-32-74-75 0-41 31-74 74-74h70v-70c0-42 32-75 75-75h70 4 141 4 71c41 0 74 33 74 75v70h141v-70c0-42 32-75 74-75s75 33 75 75v70h70c42 0 75 33 75 74v71 4 141 5 69c0 43-33 76-75 76s-74-33-74-76v-69h-71-70-4-71-70-4-70-71-4-70-71v140 5 69c0 43-32 75-74 75-43 0-75-32-75-75v-69-5-140-5-141zM9416 6812h-70-71v141h141zM5798 6882c0 14-3 27-9 38-7 12-16 20-28 27-11 7-24 10-37 10s-26-3-37-10-21-15-27-27c-7-11-11-24-11-38 0-12 4-25 11-37 6-10 16-20 27-27s23-10 37-10c13 0 26 3 37 10 12 7 21 17 28 27 6 12 9 25 9 37zM1018 7027c0 14-4 27-10 38-7 12-17 20-28 27s-24 11-37 11c-12 0-25-4-37-11-11-7-21-15-27-27-7-11-10-24-10-38 0-12 3-25 10-37 6-11 16-21 27-27 12-7 25-10 37-10 13 0 26 3 37 10 11 6 21 16 28 27 6 12 10 25 10 37zM2467 7027c0 14-4 27-11 38-7 12-15 20-26 27-12 7-25 11-38 11-14 0-26-4-38-11-11-7-20-15-27-27-7-11-10-24-10-38 0-12 4-25 10-37 7-11 16-21 27-27 12-7 25-10 38-10s26 3 38 10c11 6 20 16 26 27 7 12 11 25 11 37zM3911 7098v-71c0-42 32-74 75-74 42 0 74 32 74 74v71h141 4 70c42 0 75 32 75 74 0 43-33 76-75 76h-70-4-70-71-4-70c-43 0-75-33-75-76v-69zM4784 7027c0 14-3 27-9 38-7 12-16 20-28 27s-24 11-37 11-26-4-37-11-21-15-28-27c-6-11-10-24-10-38 0-12 4-25 10-37 7-11 17-21 28-27 11-7 24-10 37-10s25 3 37 10c12 6 21 16 28 27 6 12 9 25 9 37zM5070 7098v-71c0-42 32-74 74-74s75 32 75 74v71h70c42 0 75 32 75 74 0 43-33 76-75 76h-70-4-71c-42 0-74-33-74-76v-69zM5504 7098v-71c0-42 33-74 75-74s74 32 74 74v71 5 140h141v-140-5-71c0-42 33-74 75-74 43 0 74 32 74 74v71 5 140 5 139h70c43 0 75 33 75 75 0 43-32 75-75 75h-70-4-70c-42 0-75-32-75-75v-70h-70-71-4-70-70v140h70c42 0 74 33 74 75v70h141 4 71c43 0 74 33 74 74v71h141 4 141 4 140v-71c0-41 33-74 75-74 43 0 74 33 74 74v71h71c43 0 74 32 74 75 0 42-31 75-74 75h-71v70c0 42-31 75-74 75h-70v70c0 42-32 74-75 74-42 0-74-32-74-74v-70h-71c-42 0-74-33-74-75v-70h-71-70-4-70-71-4-70-71-4-70c-42 0-75-33-75-75v-70-5-140h-70-70-4-71-70-4-71-70-4-70-71-4-70c-42 0-75-32-75-75v-70h-70c-42 0-75-32-75-75 0-42 33-75 75-75h70v-139-5-71c0-42 33-74 75-74s74 32 74 74v71 5 139h71c41 0 74 33 74 75v70h141 4 141v-140-5-70c0-42 32-74 74-74h70v-140zM1088 7682h-70-5-70c-42 0-74-32-74-75 0-42 32-75 74-75h70 5 140v-140h-70-70-5-70c-42 0-74-32-74-75 0-42 32-74 74-74h70 5 140 4 141 4 141v-71c0-42 32-74 74-74 43 0 76 32 76 74v71 5 69c0 43-33 75-76 75h-70v70c0 43-31 75-74 75h-71v140 5 140 5 70c0 42-31 75-74 75-42 0-75-33-75-75v-70-5-140zM3191 7172c0 14-3 26-10 37-7 12-16 22-27 28-12 6-24 11-37 11-14 0-27-5-38-11-12-6-20-16-27-28-7-11-10-23-10-37 0-12 3-25 10-37 6-11 15-21 27-27 11-7 24-10 38-10 12 0 25 3 37 10 11 6 20 16 27 27 7 12 10 25 10 37zM4491 7243v-71c0-42 32-74 74-74s75 32 75 74v71 5 69c0 43-33 75-75 75s-74-32-74-75v-69zM7392 7172c0 14-4 26-10 37-6 12-16 22-28 28-11 6-24 11-37 11-12 0-26-5-37-11s-21-16-27-28c-7-11-10-23-10-37 0-12 3-25 10-37 6-11 16-21 27-27 11-7 25-10 37-10 13 0 26 3 37 10 12 6 22 16 28 27 6 12 10 25 10 37zM0 7387v-70c0-42 32-74 74-74h70 5 70c42 0 74 32 74 74v70h71c43 0 74 33 74 75 0 43-31 75-74 75h-71-4-70-70-5-70c-42 0-74-32-74-75v-70zM8547 7392h-70c-43 0-76-32-76-75 0-42 33-74 76-74h70 4 71c41 0 74 32 74 74 0 43-33 75-74 75h-71zM9635 7392c-43 0-74-32-74-75 0-42 31-74 74-74h71 4 70c42 0 75 32 75 74v70 5 70c0 43-33 75-75 75s-74-32-74-75v-70zM2896 7532v-70c0-42 33-75 76-75h70 4 141 4 70c42 0 75 33 75 75 0 43-33 75-75 75h-70v70c0 43-32 75-74 75h-71v69c0 43-32 76-74 76-43 0-76-33-76-76v-69-5-140zM4350 7462c0 13-4 26-11 38-6 11-15 21-26 27s-25 10-38 10-26-4-37-10c-12-6-21-16-28-27-7-12-9-25-9-38s3-26 9-37c8-11 16-21 28-27 11-6 24-11 37-11 14 0 27 5 38 11s20 16 26 27c8 11 11 24 11 37zM8692 7532v-70c0-42 31-75 74-75 42 0 75 33 75 75v70 5 70c0 43-33 75-75 75-43 0-74-32-74-75v-70zM9131 7462c0 13-4 26-11 38-6 11-16 21-27 27s-25 10-37 10c-13 0-26-4-37-10-12-6-21-16-28-27-6-12-9-25-9-38s3-26 9-37c7-11 16-21 28-27 11-6 24-11 37-11 12 0 26 5 37 11s21 16 27 27c7 11 11 24 11 37zM9346 7682h-71-4-70c-43 0-75-32-75-75 0-42 32-75 75-75h70 4 141v-70c0-42 32-75 75-75 41 0 74 33 74 75v70 5 140 5 69c0 43-33 76-74 76-43 0-75-33-75-76v-69zM728 7607c0 13-3 26-10 38-7 11-16 20-27 27s-25 10-38 10-25-3-37-10-21-16-27-27c-7-12-10-25-10-38s3-26 10-38c7-10 15-19 27-26s24-11 37-11c14 0 27 4 38 11s20 16 27 26c7 12 10 25 10 38zM1448 7677v-70c0-42 32-75 74-75 43 0 76 33 76 75v70h69c43 0 76 33 76 74v71 5 70c0 42-33 75-76 75h-69v140 5 70c0 42-33 74-76 74-42 0-74-32-74-74v-70-5-140-5-140-5-140zM3481 7607c0 13-4 26-11 38-7 11-15 20-26 27s-25 10-38 10c-14 0-26-3-37-10-12-7-22-16-28-27-6-12-9-25-9-38s3-26 9-38c6-10 16-19 28-26 11-7 24-11 37-11s27 4 38 11 20 16 26 26c8 12 11 25 11 38zM4640 7607c0 13-4 26-11 38-6 11-16 20-27 27s-24 10-37 10-25-3-37-10-21-16-28-27c-6-12-9-25-9-38s3-26 9-38c7-10 16-19 28-26s24-11 37-11 26 4 37 11 21 16 27 26c7 12 11 25 11 38zM9851 7677v-70c0-42 32-75 74-75s75 33 75 75v70 5 69c0 43-33 76-75 76s-74-33-74-76v-69zM0 7822v-71c0-41 32-74 74-74h70 5 140 4 71c43 0 74 33 74 74 0 43-31 76-74 76h-71-4-70-70v140h140 4 71c43 0 74 32 74 75 0 42-31 75-74 75h-71-4-70-70-5-70c-42 0-74-33-74-75v-70-5-140zM724 7822v-71c0-41 32-74 74-74 43 0 75 33 75 74v71h70c43 0 75 32 75 75 0 42-32 75-75 75h-70v70c0 42-32 75-75 75-42 0-74-33-74-75v-70-5-140zM4201 7827h-70c-42 0-75-33-75-76 0-41 33-74 75-74h70 4 70c42 0 75 33 75 74 0 43-33 76-75 76h-70zM7972 7751c0 14-4 27-11 39-7 11-15 20-26 27-12 7-25 10-38 10-14 0-26-3-38-10-11-7-21-16-27-27-6-12-10-25-10-39 0-12 4-25 10-37 6-10 16-20 27-27 12-7 25-10 38-10s26 3 38 10c11 7 20 17 26 27 7 12 11 25 11 37zM8982 7827h-71c-43 0-74-33-74-76 0-41 31-74 74-74h71 4 70c42 0 75 33 75 74 0 43-33 76-75 76h-70zM583 7897c0 13-2 26-9 38-7 11-16 19-28 26-11 7-24 11-37 11s-27-4-38-11-19-15-26-26-11-25-11-38 3-26 11-38c6-11 15-21 26-27s24-10 38-10c13 0 26 4 37 10 12 6 20 16 28 27 6 12 9 25 9 38zM2901 7897c0 13-3 27-10 38-6 11-16 19-27 26-12 7-25 11-37 11-13 0-26-4-37-11-12-7-22-15-28-26s-9-25-9-38 3-26 9-38c6-11 16-21 28-27 11-6 24-10 37-10 12 0 25 4 37 10 11 6 21 16 27 27 7 12 10 25 10 38zM4495 7897c0 13-4 27-11 38-6 11-16 19-27 26s-24 11-37 11-26-4-37-11c-12-7-21-15-28-26-6-11-9-25-9-38s3-26 9-38c7-11 16-21 28-27 11-6 24-10 37-10 14 0 26 4 37 10s21 16 27 27c7 12 11 25 11 38zM4925 7967v-70c0-43 33-75 75-75 41 0 74 32 74 75v70h70c42 0 75 32 75 75 0 42-33 75-75 75h-70v139 5 71c0 42-33 74-74 74-42 0-75-32-75-74v-71h-70-71-4-70-70-5-70-70v140h140 5 70c42 0 74 33 74 76 0 42-32 74-74 74h-70-5-70-70-4-71-70v141 4 141 4 141 4 70c0 42-33 75-75 75s-74-33-74-75v-70h-70-71v70c0 42-32 75-74 75h-71-4-70-71-4-70-70-4-71c-43 0-74-33-74-75 0-43 31-74 74-74h71v-71c0-43 31-74 74-74 42 0 74 31 74 74v71h141v-71c0-43 32-74 75-74h70 4 141v-141h-70c-42 0-75-33-75-74 0-43 33-75 75-75h70v-70c0-43 32-76 74-76h71v-140-5-69c0-43 32-75 74-75h71v-70c0-43 32-75 74-75h70 5 70c42 0 74 32 74 75v70h141v-140zM5364 7897c0 13-4 27-10 38-7 11-17 19-28 26s-24 11-37 11-25-4-37-11-21-15-28-26c-6-11-9-25-9-38s3-26 9-38c7-11 16-21 28-27s24-10 37-10c14 0 26 4 37 10s21 16 28 27c6 12 10 25 10 38zM7682 7897c0 13-3 26-10 38-7 11-16 19-27 26-12 7-24 11-38 11-13 0-26-4-38-11-11-7-19-15-26-26s-11-25-11-38 4-26 11-38c6-11 15-21 26-27 12-6 25-10 38-10s26 4 38 10c11 6 20 16 27 27 6 12 10 25 10 38zM8112 8112v-70c0-43 32-75 75-75h69v-70c0-43 33-75 76-75h69 5 141 4 141 4 70c42 0 75 32 75 75v70 5 140h70c42 0 75 32 75 75v69 5 71c0 42-33 74-75 74h-70-4-71-70-4-70c-43 0-75-32-75-74v-71-5-69c0-43 32-75 75-75h70v-140h-70-71-4-70-71v140 5 70c0 42-32 74-74 74h-71v140h140 5 71c42 0 74 33 74 76 0 42-32 74-74 74h-71v71c0 41-32 74-74 74-43 0-76-33-76-74v-71h-69-70-5-70c-43 0-75-32-75-74v-71-5-69c0-43 32-76 75-76h70v-139zM9855 7897c0 13-4 27-11 38-6 11-16 19-27 26s-24 11-37 11-26-4-37-11c-12-7-21-15-28-26-6-11-9-25-9-38s3-26 9-38c7-11 16-21 28-27 11-6 24-10 37-10 14 0 26 4 37 10s21 16 27 27c7 12 11 25 11 38zM1888 8042c0 13-5 25-11 37-6 11-16 21-28 27-11 6-24 11-37 11-12 0-25-5-37-11-11-6-21-16-27-27-7-12-10-24-10-37s3-26 10-38c6-11 16-21 27-27 12-6 25-10 37-10 13 0 26 4 37 10 12 6 22 16 28 27 6 12 11 25 11 38zM3191 8042c0 13-3 25-10 37-7 11-16 21-27 27-12 6-24 11-37 11-14 0-27-5-38-11-12-6-20-16-27-27-7-12-10-24-10-37s3-26 10-38c6-11 15-21 27-27 11-6 24-10 38-10 12 0 25 4 37 10 11 6 20 16 27 27 7 12 10 25 10 38zM3841 8117c-43 0-75-33-75-75 0-43 32-75 75-75h70 4 141 4 141 4 70c42 0 75 32 75 75 0 42-33 75-75 75h-70v139 5 71c0 42-33 74-74 74-42 0-75-32-75-74v-71h-70c-43 0-75-32-75-74v-70zM6957 8042c0 13-3 25-10 37-7 11-15 21-27 27-11 6-24 11-38 11-13 0-26-5-37-11s-20-16-27-27c-7-12-10-24-10-37s3-26 10-38c7-11 16-21 27-27s25-10 37-10c14 0 27 4 38 10 12 6 21 16 27 27 7 12 10 25 10 38zM7972 8042c0 13-4 25-11 37-7 11-15 21-26 27s-25 11-38 11c-14 0-26-5-38-11-11-6-21-16-27-27-6-12-10-24-10-37s4-26 10-38c6-11 16-21 27-27 12-6 25-10 38-10s27 4 38 10 20 16 26 27c7 12 11 25 11 38zM9131 8042c0 13-4 25-11 37-6 11-16 21-27 27s-25 11-37 11c-13 0-26-5-37-11-12-6-21-16-28-27-6-12-9-24-9-37s3-26 9-38c7-11 16-21 28-27 11-6 24-10 37-10 12 0 26 4 37 10s21 16 27 27c7 12 11 25 11 38zM9346 8117c-43 0-75-33-75-75 0-43 32-75 75-75h70 4 141 4 70c42 0 75 32 75 75 0 42-33 75-75 75h-70v70c0 42-33 74-74 74-43 0-75-32-75-74v-70zM10000 8042c0 13-4 25-11 37-6 11-16 21-27 27s-24 11-37 11-26-5-37-11c-12-6-21-16-28-27-6-12-9-24-9-37s3-26 9-38c7-11 16-21 28-27 11-6 24-10 37-10s26 4 37 10 21 16 27 27c7 12 11 25 11 38zM219 8406c-42 0-75-32-75-74 0-43 33-76 75-76h70 4 141v-69c0-43 33-75 75-75s74 32 74 75v69h141 4 70c43 0 75 33 75 76v69h70c43 0 75 33 75 76 0 42-32 74-75 74h-70-4-71-70-4-71c-42 0-74-32-74-74v-71h-70-71v71c0 42-31 74-74 74-42 0-75-32-75-74v-71zM943 8261c-42 0-74-32-74-74 0-43 32-75 74-75h70 5 140 4 71c43 0 74 32 74 75 0 42-31 74-74 74h-71v71c0 42-31 74-74 74-42 0-75-32-75-74v-71zM5504 8256v-69c0-43 33-75 75-75s74 32 74 75v69h141 4 141 4 70c43 0 75 33 75 76 0 42-32 74-75 74h-70-4-70-71v71c0 42-32 74-74 74h-71v71c0 41-32 74-74 74s-75-33-75-74v-71-4-141-5-140zM6518 8256v-69c0-43 33-75 75-75h70 4 71c43 0 74 32 74 75v69 5 140 5 141h141 4 70c43 0 76 32 76 75v70h140v-141h-71c-42 0-74-32-74-74 0-43 32-76 74-76h71 5 69c43 0 75 33 75 76v70 4 141h70c43 0 75 31 75 74v71 4 70c0 42-32 75-75 75-42 0-75-33-75-75v-70h-70-69-5-71-69-5-71-70-4-71-70-4-70c-42 0-75-33-75-75v-70h-70-71-4-70c-42 0-75-33-75-74 0-43 33-75 75-75h70v-141-5-140zM6953 8256v-69c0-43 32-75 74-75 43 0 76 32 76 75v69 5 71c0 42-33 74-76 74-42 0-74-32-74-74v-71zM7317 8261c-42 0-74-32-74-74 0-43 32-75 74-75h70 5 70c43 0 75 32 75 75v69h70c43 0 75 33 75 76 0 42-32 74-75 74h-70-5-70c-42 0-75-32-75-74v-71zM7827 8187c0 12-3 26-10 37s-16 21-27 27c-12 7-25 10-39 10-13 0-25-3-37-10-11-6-20-16-27-27s-10-25-10-37c0-13 4-27 10-37 7-12 16-22 27-28 12-6 25-10 37-10 14 0 27 4 39 10 11 6 20 16 27 28 6 10 10 24 10 37zM9855 8187c0 12-4 26-11 37-6 11-16 21-27 27-11 7-24 10-37 10s-26-3-37-10c-12-6-21-16-28-27-6-11-9-25-9-37 0-13 3-27 9-37 7-12 16-22 28-28 11-6 24-10 37-10 14 0 26 4 37 10s21 16 27 28c7 10 11 24 11 37zM1303 8401v-69c0-43 33-76 75-76 43 0 74 33 74 76v69 5 71c0 42-31 74-74 74-42 0-75-32-75-74v-71zM1743 8332c0 12-5 25-11 37-6 11-16 21-28 27-11 7-23 10-37 10-13 0-25-3-37-10-11-6-21-16-27-27-7-12-10-25-10-37 0-14 3-27 10-37 6-12 16-22 27-28 12-6 25-11 37-11 14 0 26 5 37 11 12 6 22 16 28 28 6 10 11 23 11 37zM1738 8547v-70c0-43 32-76 74-76h70v-69c0-43 33-76 75-76h70 5 70c43 0 75 33 75 76v69h71c42 0 74 33 74 76v70h70c42 0 75 32 75 75v70 4 70c0 42-33 75-75 75s-75-33-75-75v-70h-69c-43 0-76-33-76-74v-71h-70-70v141 4 70c0 42-32 75-75 75h-69-6-70-69-5-71c-42 0-74-33-74-75 0-43 32-74 74-74h71v-141zM2467 8332c0 12-4 25-11 37-7 11-15 21-26 27-12 7-25 10-38 10-14 0-26-3-38-10-11-6-20-16-27-27-7-12-10-25-10-37 0-14 4-27 10-37 7-12 16-22 27-28 12-6 25-11 38-11s26 5 38 11c11 6 20 16 26 28 7 10 11 23 11 37zM5364 8332c0 12-4 25-10 37-7 11-17 21-28 27-11 7-24 10-37 10s-25-3-37-10c-12-6-21-16-28-27-6-12-9-25-9-37 0-14 3-27 9-37 7-12 16-22 28-28s24-11 37-11c14 0 26 5 37 11s21 16 28 28c6 10 10 23 10 37zM9275 8332c0 12-3 25-10 37-6 11-16 21-27 27-12 7-25 10-37 10-13 0-26-3-37-10-11-6-21-16-28-27-6-12-10-25-10-37 0-14 4-27 10-37 7-12 17-22 28-28s24-11 37-11c12 0 25 5 37 11 11 6 21 16 27 28 7 10 10 23 10 37zM10000 8332c0 12-4 25-11 37-6 11-16 21-27 27-11 7-24 10-37 10s-26-3-37-10c-12-6-21-16-28-27-6-12-9-25-9-37 0-14 3-27 9-37 7-12 16-22 28-28 11-6 24-11 37-11s26 5 37 11 21 16 27 28c7 10 11 23 11 37zM0 8547v-70c0-43 32-76 74-76s75 33 75 76v70 4 141 4 70c0 42-33 75-75 75s-74-33-74-75v-70-4-141zM3766 8696h-70-70-4-71-70v70c0 42-33 75-75 75h-70v70c0 42-33 75-75 75h-70v140 5 70c0 42-32 74-74 74h-71v141 4 71c0 41-32 74-74 74-43 0-76-33-76-74v-71h-69c-43 0-74-32-74-74 0-43 31-75 74-75h69v-140h-69-70-4-71-70v140 4 141 4 71c0 41-33 74-75 74-43 0-75-33-75-74v-71-4-141-4-140h-70c-42 0-75-33-75-75 0-43 33-74 75-74h70 5 140 5 141 4 139 5 141v-71c0-43 32-74 75-74h70v-71c0-43 32-74 74-74h71v-70c0-43 31-75 74-75h71 4 141 4 140v-70c0-43 32-76 75-76 42 0 74 33 74 76v70 4 71c0 41-32 74-74 74h-71zM5939 8841h-70-71-4-70c-42 0-75-33-75-75 0-43 33-74 75-74h70 4 141v-70c0-43 32-75 74-75h71v-70c0-43 32-76 74-76h71 4 70c43 0 75 33 75 76 0 42-32 74-75 74h-70v141 4 141h140 5 70c43 0 74 31 74 74 0 42-31 75-74 75h-70v140h70c43 0 74 32 74 75v70h141v-140-5-70c0-43 33-74 75-74 43 0 74 31 74 74v70h70c43 0 75 32 75 75 0 42-32 74-75 74h-70v141h70c43 0 75 32 75 75 0 41-32 74-75 74h-70v70c0 42-31 75-74 75-42 0-75-33-75-75v-70-4-141h-70-71v71c0 41-31 74-74 74h-70-5-70-70-4-71-70v70c0 42-32 75-75 75-42 0-74-33-74-75v-70h-70c-42 0-75-33-75-74v-71-4-141h-70c-42 0-75-32-75-74v-70h-70-70v70c0 42-33 74-75 74h-70v141h70c42 0 75 32 75 75v70h70c42 0 74 31 74 74v71h141 4 71c43 0 74 32 74 74s-31 75-74 75h-71-4-70-71-4-70c-42 0-75-33-75-75v-70h-70-70v141 4 70c0 42-33 75-75 75h-70-4-71c-42 0-74-33-74-75v-70h-70c-42 0-75-33-75-75s33-74 75-74h70v-71c0-43 32-74 74-74h71v-141h-71-70v71c0 41-33 74-74 74-42 0-75-33-75-74v-71h-70-71-4-70-70-5-70c-42 0-74-32-74-74v-71-4-70c0-43 32-75 74-75h70v-140h-70c-42 0-74-33-74-75 0-43 32-74 74-74h70v-71c0-43 33-74 75-74h70v-70c0-43 33-75 75-75s74 32 74 75v70h141 4 141 4 70c42 0 75 31 75 74v71h70c42 0 75 31 75 74v71h140 4 141 4 71c43 0 74 31 74 74v70 5 140h141 4 70c43 0 75 32 75 75v70h140v-141h-70c-42 0-74-32-74-74v-70h-71c-42 0-74-33-74-75v-70-4-141h-71-70zM9416 8547v-70c0-43 32-76 75-76h70 4 70c42 0 75 33 75 76v70 4 141h70c42 0 75 31 75 74 0 42-33 75-75 75h-70v141h70c42 0 75 31 75 74v70 5 70c0 42-33 74-75 74s-74-32-74-74v-70h-71-70-4-70-71v140 4 141 4 71c0 41-32 74-74 74h-71v141 4 70c0 42-32 75-74 75h-70v70c0 42-33 75-75 75h-70-4-71c-43 0-74-33-74-75s31-74 74-74h71v-141h-71-70-4-71c-43 0-74-33-74-75v-70-4-141-4-141h-70-71v141 4 141 4 70c0 42-32 75-74 75h-71v70c0 42-32 75-74 75h-71v70c0 42-32 75-74 75-43 0-75-33-75-75v-70-4-71c0-42 32-74 75-74h69v-71c0-43 33-74 76-74h69v-141-4-141h-69c-43 0-76-32-76-74 0-43 33-75 76-75h69v-70c0-43 33-74 76-74 42 0 74 31 74 74v70h141v-140h-70c-43 0-75-33-75-75 0-43 32-74 75-74h70v-141h-70c-43 0-75-33-75-74 0-43 32-75 75-75h70 4 141 4 141 4 140 5 70c42 0 74 32 74 75v70h141v-141zM8982 9420h-71-70v141h141zM9271 9131v-5-140-4-141h-70-70-5-70-70-4-71-70v141 4 140 5 140h141 4 140 5 140zM1162 8622c0 12-3 26-9 37s-16 20-28 27c-11 7-24 10-37 10-12 0-26-3-37-10s-21-16-27-27c-7-11-11-25-11-37 0-14 4-27 11-38 6-11 16-21 27-28s25-9 37-9c13 0 26 2 37 9 12 7 22 17 28 28s9 24 9 38zM1598 8622c0 12-4 26-11 37s-15 20-27 27c-11 7-24 10-38 10-13 0-25-3-37-10-11-7-20-16-27-27s-10-25-10-37c0-14 3-27 10-38s16-21 27-28c12-7 25-9 37-9 14 0 27 2 38 9 12 7 21 17 27 28 7 11 11 24 11 38zM3191 8622c0 12-3 26-10 37s-16 20-27 27c-12 7-24 10-37 10-14 0-27-3-38-10-12-7-20-16-27-27s-10-25-10-37c0-14 3-27 10-38 6-11 15-21 27-28 11-7 24-9 38-9 12 0 25 2 37 9 11 7 20 17 27 28s10 24 10 38zM5215 9131v-5-140-4-141h-71-70-4-70-71-4-70-71v141 4 140 5 140h141 4 141 4 141zM7751 8841c-41 0-74-33-74-75 0-43 33-74 74-74h71v-70c0-43 32-75 75-75 42 0 75 32 75 75v70 4 141 4 70c0 42-33 75-75 75-43 0-75-33-75-75v-70zM579 8841h-70c-42 0-75-33-75-75 0-43 33-74 75-74h70 4 70c43 0 75 31 75 74 0 42-32 75-75 75h-70zM1018 8766c0 13-4 27-10 38-7 11-17 19-28 26s-24 11-37 11c-12 0-25-4-37-11-11-7-21-15-27-26-7-11-10-25-10-38s3-26 10-37c6-12 16-21 27-28 12-7 25-9 37-9 13 0 26 2 37 9s21 16 28 28c6 11 10 24 10 37zM1158 8837v-71c0-43 33-74 75-74 43 0 74 31 74 74v71h71c43 0 74 31 74 74 0 42-31 75-74 75h-71-4-70c-42 0-75-33-75-75v-70zM8551 8766c0 13-3 27-10 38-6 11-16 19-27 26-12 7-24 11-37 11-14 0-27-4-38-11-12-7-20-15-27-26s-11-25-11-38 4-26 11-37c6-12 15-21 27-28 11-7 24-9 38-9 12 0 25 2 37 9 11 7 21 16 27 28 7 11 10 24 10 37zM2027 8982v-71c0-43 33-74 75-74h70 5 71c42 0 74 31 74 74 0 42-32 75-74 75h-71v70c0 42-32 75-75 75-42 0-75-33-75-75v-70zM8261 8911c0 13-3 26-10 37-6 11-16 21-27 27-11 7-25 11-37 11-13 0-26-4-37-11-12-6-22-16-28-27s-10-24-10-37 4-26 10-37c6-12 16-22 28-28 11-6 24-9 37-9 12 0 26 3 37 9s21 16 27 28c7 11 10 24 10 37zM10000 8911c0 13-4 26-11 37-6 11-16 21-27 27-11 7-24 11-37 11s-26-4-37-11c-12-6-21-16-28-27-6-11-9-24-9-37s3-26 9-37c7-12 16-22 28-28 11-6 24-9 37-9s26 3 37 9 21 16 27 28c7 11 11 24 11 37zM1598 9056c0 12-4 26-11 37s-15 21-27 27c-11 7-24 11-38 11-13 0-25-4-37-11-11-6-20-16-27-27s-10-25-10-37c0-13 3-26 10-37 7-12 16-21 27-28 12-6 25-9 37-9 14 0 27 3 38 9 12 7 21 16 27 28 7 11 11 24 11 37zM5074 9056c0 12-3 26-9 37-7 11-16 21-28 27-12 7-24 11-37 11s-27-4-38-11c-11-6-20-16-27-27-6-11-10-25-10-37 0-13 3-26 10-37 7-12 16-21 27-28 11-6 24-9 38-9 13 0 25 3 37 9 12 7 20 16 28 28 6 11 9 24 9 37zM7103 9056c0 12-4 26-11 37s-15 21-27 27c-11 7-24 11-38 11-13 0-25-4-37-11-11-6-21-16-27-27-7-11-10-25-10-37 0-13 3-26 10-37 6-12 16-21 27-28 12-6 25-9 37-9 14 0 27 3 38 9 12 7 21 16 27 28 7 11 11 24 11 37zM7607 9275c-42 0-75-32-75-74 0-43 33-75 75-75h70v-70c0-43 33-74 74-74 43 0 76 31 76 74v70h140v-70c0-43 32-74 75-74 42 0 75 31 75 74v70 5 140 4 71c0 42-33 74-75 74h-70-5-70-70v141h140 5 70c42 0 75 31 75 74 0 42-33 75-75 75h-70-5-70-70v141 4 70c0 42-33 75-76 75h-69-5-70c-42 0-75-33-75-75v-70h-70c-42 0-75-33-75-75v-70-4-71c0-43 33-74 75-74 43 0 75 31 75 74v71h140v-141-4-141-4-141zM9131 9056c0 12-4 26-11 37-6 11-16 21-27 27-11 7-25 11-37 11-13 0-26-4-37-11-12-6-21-16-28-27-6-11-9-25-9-37 0-13 3-26 9-37 7-12 16-21 28-28 11-6 24-9 37-9 12 0 26 3 37 9 11 7 21 16 27 28 7 11 11 24 11 37zM3481 9201c0 12-4 25-11 37-7 11-15 21-26 27-11 7-25 10-38 10-14 0-26-3-37-10-12-6-22-16-28-27-6-12-9-25-9-37 0-13 3-27 9-37 6-12 16-21 28-28 11-6 24-10 37-10s27 4 38 10c11 7 20 16 26 28 8 10 11 24 11 37zM7098 9271v-70c0-43 32-75 74-75 43 0 76 32 76 75v70h139 5 70c43 0 75 32 75 75 0 42-32 74-75 74h-70v71c0 41-32 74-75 74h-69v141 4 141 4 70c0 42-33 75-76 75-42 0-74-33-74-75v-70h-71-70v70c0 42-32 75-75 75h-70-4-70-71-4-70-71-4-70c-42 0-75-33-75-75v-70h-70c-42 0-74-33-74-75s32-74 74-74h70 5 140 4 71c43 0 74 32 74 74v71h141v-71c0-42 33-74 74-74h71 4 141v-141-4-141-4-141zM1158 9416v-70c0-43 33-75 75-75 43 0 74 32 74 75v70h141 4 141 5 69c43 0 76 32 76 75v70 4 70c0 42-33 75-76 75h-69-5-71-70v70c0 42-31 75-74 75-42 0-75-33-75-75v-70h-70c-42 0-75-33-75-75v-70-4-141zM3626 9346c0 13-4 25-11 37-6 12-16 21-27 27-11 7-24 10-37 10-14 0-26-3-37-10-12-6-21-15-28-27-6-12-9-24-9-37 0-14 3-27 9-38 7-11 16-20 28-27 11-7 24-10 37-10s26 3 37 10 21 16 27 27c7 11 11 24 11 38zM3911 9420h-70c-43 0-75-32-75-74 0-43 32-75 75-75h70 4 141 4 141 4 70c42 0 75 32 75 75v70 4 71c0 41-33 74-75 74h-70v141h141 4 70c42 0 75 32 75 74v71h70c42 0 75 32 75 74s-33 75-75 75h-70-4-71c-42 0-74-33-74-75v-70h-71-70v70c0 42-33 75-74 75h-71-4-70-71-4-70-71-4-70-70-4-71-70-4-71c-43 0-74-33-74-75v-70h-71c-42 0-74-33-74-75v-70h-70c-43 0-75-33-75-75 0-43 32-74 75-74h70 4 141v-70c0-43 31-75 74-75 42 0 75 32 75 75v70 4 141h141v-71c0-43 31-74 74-74h70 4 141 4 141v-141h-70-71zM4056 9710h-70-71-4-70-71v141h141 4 141zM2032 9491c0 13-4 25-10 37s-16 21-27 27c-12 7-25 10-38 10-12 0-25-3-37-10-11-6-21-15-27-27s-11-24-11-37c0-14 5-27 11-38s16-20 27-27c12-7 25-10 37-10 13 0 26 3 38 10 11 7 21 16 27 27s10 24 10 38zM2322 9491c0 13-3 25-10 37s-16 21-27 27c-12 7-24 10-37 10-14 0-27-3-39-10-11-6-19-15-26-27s-11-24-11-37c0-14 4-27 11-38 6-11 15-20 26-27 12-7 25-10 39-10 12 0 25 3 37 10 11 7 20 16 27 27 6 11 10 24 10 38zM8261 9491c0 13-3 25-10 37-6 12-16 21-27 27-11 7-25 10-37 10-13 0-26-3-37-10-12-6-22-15-28-27s-10-24-10-37c0-14 4-27 10-38s16-20 28-27c11-7 24-10 37-10 12 0 26 3 37 10s21 16 27 27c7 11 10 24 10 38zM2248 9855h-71v70c0 42-32 75-75 75h-70-5-70-69-6-70-69-5-71c-42 0-74-33-74-75s32-74 74-74h71v-71c0-42 32-74 74-74h70 6 139 5 140 5 140v-71c0-43 33-74 75-74s75 31 75 74v71 4 141 4 70c0 42-33 75-75 75s-75-33-75-75v-70zM2757 9635c0 14-4 27-11 38-6 11-16 20-27 26-12 7-24 11-37 11-14 0-26-4-37-11-12-6-22-15-28-26s-10-24-10-38c0-13 4-26 10-37 6-12 16-21 28-28 11-7 24-9 37-9s26 2 37 9 21 16 27 28c7 11 11 24 11 37zM4640 9635c0 14-4 27-11 38-6 11-16 20-27 26-11 7-24 11-37 11s-25-4-37-11c-12-6-21-15-28-26-6-11-9-24-9-38 0-13 3-26 9-37 7-12 16-21 28-28s24-9 37-9 26 2 37 9 21 16 27 28c7 11 11 24 11 37zM4929 9635c0 14-3 27-9 38-7 11-16 20-28 26-12 7-24 11-37 11s-27-4-38-11c-11-6-20-15-27-26-6-11-10-24-10-38 0-13 3-26 10-37 7-12 16-21 27-28s24-9 38-9c13 0 25 2 37 9s21 16 28 28c6 11 9 24 9 37zM9561 9710h-70c-43 0-75-33-75-75 0-43 32-74 75-74h70 4 70c42 0 75 31 75 74 0 42-33 75-75 75h-70zM4784 9780c0 14-3 26-9 37-7 11-16 21-28 27-12 7-24 11-37 11s-26-4-37-11c-11-6-21-16-28-27-6-11-10-23-10-37 0-13 4-26 10-37 7-12 17-21 28-28 11-6 24-9 37-9s25 3 37 9c12 7 21 16 28 28 6 11 9 24 9 37zM8547 9851v-71c0-42 32-74 75-74 41 0 74 32 74 74v71 4 70c0 42-33 75-74 75-43 0-75-33-75-75v-70zM3042 10000h-70c-43 0-76-33-76-75s33-74 76-74h70 4 71c42 0 74 32 74 74s-32 75-74 75h-71zM4929 9925c0 13-3 26-9 37-7 11-16 21-28 27-12 7-24 11-37 11s-27-4-38-11c-11-6-20-16-27-27-6-11-10-24-10-37s3-26 10-37c7-12 16-21 27-28 11-6 24-9 38-9 13 0 25 3 37 9 12 7 21 16 28 28 6 11 9 24 9 37zM6088 9925c0 13-3 26-10 37s-16 21-27 27c-11 7-25 11-38 11s-25-4-37-11c-12-6-21-16-27-27-7-11-10-24-10-37s3-26 10-37c7-12 15-21 27-28 12-6 24-9 37-9 14 0 27 3 38 9 11 7 20 16 27 28 7 11 10 24 10 37zM9565 9925c0 13-3 26-10 37-6 11-15 21-27 27-12 7-24 11-37 11s-27-4-38-11c-11-6-20-16-27-27s-10-24-10-37 3-26 10-37c7-12 16-21 27-28 11-6 24-9 38-9 13 0 25 3 37 9 12 7 20 16 27 28 7 11 10 24 10 37zM9855 9925c0 13-4 26-11 37-6 11-16 21-27 27-11 7-24 11-37 11s-26-4-37-11c-12-6-21-16-28-27-6-11-9-24-9-37s3-26 9-37c7-12 16-21 28-28 11-6 24-9 37-9 14 0 26 3 37 9 11 7 21 16 27 28 7 11 11 24 11 37zM325 1013c-181 0-325-144-325-325v-369c0-175 144-319 319-319h369c181 0 325 144 325 325v369c0 175-144 319-319 319zM869 347c0-115-88-203-203-203h-319c-109 0-203 94-203 203v319c0 115 88 203 203 203h319c109 0 203-94 203-203zM9307 1013c-181 0-325-144-325-325v-369c0-175 144-319 318-319h370c181 0 325 144 325 325v369c0 175-144 319-319 319zM9851 347c0-115-88-203-203-203h-319c-109 0-203 94-203 203v319c0 115 87 203 203 203h319c109 0 203-94 203-203zM325 9995c-181 0-325-144-325-325v-370c0-174 144-318 319-318h369c181 0 325 144 325 325v369c0 175-144 319-319 319zM869 9329c0-116-88-203-203-203h-319c-109 0-203 94-203 203v319c0 115 88 203 203 203h319c109 0 203-94 203-203zM724 413v195c0 58-58 116-124 116h-187c-73 0-124-51-124-124v-187c0-66 58-124 124-124h195c65 0 116 51 116 124zM9706 413v195c0 58-58 116-124 116h-187c-74 0-124-51-124-124v-187c0-66 58-124 124-124h194c66 0 117 51 117 124zM724 9395v194c0 59-58 117-124 117h-187c-73 0-124-51-124-124v-187c0-66 58-124 124-124h195c65 0 116 50 116 12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0F4000000F4149C4C24B0B437C2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18T14:27:41.191000000</dc:date>
    <meta:editing-duration>PT1H50M22S</meta:editing-duration>
    <meta:editing-cycles>41</meta:editing-cycles>
    <meta:generator>LibreOffice/7.5.0.3$Windows_X86_64 LibreOffice_project/c21113d003cd3efa8c53188764377a8272d9d6de</meta:generator>
    <meta:document-statistic meta:object-count="19"/>
  </office:meta>
</office:document-meta>
</file>